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hreeD.xml"/>
  <manifest:file-entry manifest:media-type="text/xml" manifest:full-path="Basic/Standard/SharedObjectDemo.xml"/>
  <manifest:file-entry manifest:media-type="text/xml" manifest:full-path="Basic/Standard/CreateCharts.xml"/>
  <manifest:file-entry manifest:media-type="text/xml" manifest:full-path="Basic/Standard/Utils.xml"/>
  <manifest:file-entry manifest:media-type="text/xml" manifest:full-path="Basic/Standard/SymbolSize.xml"/>
  <manifest:file-entry manifest:media-type="text/xml" manifest:full-path="Basic/Standard/Legend.xml"/>
  <manifest:file-entry manifest:media-type="text/xml" manifest:full-path="Basic/Standard/Axis.xml"/>
  <manifest:file-entry manifest:media-type="text/xml" manifest:full-path="Basic/Standard/Pie.xml"/>
  <manifest:file-entry manifest:media-type="text/xml" manifest:full-path="Basic/Standard/Area.xml"/>
  <manifest:file-entry manifest:media-type="text/xml" manifest:full-path="Basic/Standard/script-lb.xml"/>
  <manifest:file-entry manifest:media-type="text/xml" manifest:full-path="Basic/Standard/Statistic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937in"/>
    </style:style>
    <style:style style:name="co3" style:family="table-column">
      <style:table-column-properties fo:break-before="auto" style:column-width="1.1602in"/>
    </style:style>
    <style:style style:name="ro1" style:family="table-row">
      <style:table-row-properties style:row-height="0.1681in" fo:break-before="auto" style:use-optimal-row-height="true"/>
    </style:style>
    <style:style style:name="ro2" style:family="table-row">
      <style:table-row-properties style:row-height="0.2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number:date-style style:name="N39" number:automatic-order="true">
      <number:month number:textual="true"/>
      <number:text> </number:text>
      <number:day/>
      <number:text>, </number:text>
      <number:year/>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ce1" style:family="table-cell" style:parent-style-name="Default" style:data-style-name="N110"/>
    <style:style style:name="ce2" style:family="table-cell" style:parent-style-name="Default" style:data-style-name="N3"/>
    <style:style style:name="ce3" style:family="table-cell" style:parent-style-name="Default">
      <style:text-properties fo:font-weight="bold"/>
    </style:style>
    <style:style style:name="ce4" style:family="table-cell" style:parent-style-name="Default">
      <style:table-cell-properties fo:border-bottom="0.0346in solid #000000" fo:background-color="#333333" style:text-align-source="fix" style:repeat-content="false" fo:border-left="none" fo:border-right="0.0008in solid #000000" fo:border-top="none"/>
      <style:paragraph-properties fo:text-align="center" fo:margin-left="0in"/>
      <style:text-properties fo:color="#ffffff" fo:font-size="11pt" fo:font-style="italic" fo:font-weight="bold"/>
    </style:style>
    <style:style style:name="ce5" style:family="table-cell" style:parent-style-name="Default">
      <style:table-cell-properties fo:border-bottom="none" fo:background-color="#e6e6e6" fo:border-left="none" fo:border-right="0.0008in solid #000000" fo:border-top="none"/>
    </style:style>
    <style:style style:name="ce6" style:family="table-cell" style:parent-style-name="Default">
      <style:table-cell-properties fo:border-bottom="0.0346in solid #000000" fo:background-color="#333333" style:text-align-source="fix" style:repeat-content="false" fo:border-left="0.0008in solid #000000" fo:border-right="none" fo:border-top="none"/>
      <style:paragraph-properties fo:text-align="center" fo:margin-left="0in"/>
      <style:text-properties fo:color="#ffffff" fo:font-size="11pt" fo:font-style="italic" fo:font-weight="bold"/>
    </style:style>
    <style:style style:name="ce7" style:family="table-cell" style:parent-style-name="Default">
      <style:table-cell-properties fo:border-bottom="none" fo:background-color="#e6e6e6" fo:border-left="0.0008in solid #000000" fo:border-right="none" fo:border-top="none"/>
    </style:style>
    <style:style style:name="ce8" style:family="table-cell" style:parent-style-name="Default">
      <style:table-cell-properties fo:border-bottom="0.0008in solid #4c1900" fo:background-color="#663300" style:text-align-source="value-type" style:repeat-content="false" fo:border-left="0.0008in solid #4c1900" style:direction="ltr" fo:padding="0.0138in" fo:border-right="none" style:rotation-angle="0" style:rotation-align="none" fo:border-top="0.0008in solid #4c1900" style:vertical-align="automatic"/>
      <style:text-properties fo:color="#000000" style:text-outline="false" style:text-line-through-style="none" style:font-name="Times" fo:font-size="12pt" fo:font-style="italic" fo:text-shadow="none" style:text-underline-style="none" fo:font-weight="normal"/>
    </style:style>
    <style:style style:name="ce9" style:family="table-cell" style:parent-style-name="Default">
      <style:table-cell-properties fo:border-bottom="0.0008in solid #4c1900" fo:background-color="#996633" style:text-align-source="value-type" style:repeat-content="false" fo:border-left="0.0008in solid #4c1900" style:direction="ltr" fo:padding="0.0138in" fo:border-right="0.0008in solid #4c1900" style:rotation-angle="0" style:rotation-align="none" fo:border-top="none" style:vertical-align="automatic"/>
      <style:text-properties fo:color="#ffffff" style:text-outline="false" style:text-line-through-style="none" style:font-name="Times" fo:font-size="12pt" fo:font-style="italic" fo:text-shadow="none" style:text-underline-style="none" fo:font-weight="normal"/>
    </style:style>
    <style:style style:name="ce10" style:family="table-cell" style:parent-style-name="Default" style:data-style-name="N0">
      <style:table-cell-properties fo:border-bottom="none" fo:background-color="#666600" style:cell-protect="protected" style:print-content="true" style:text-align-source="value-type" style:repeat-content="false" fo:wrap-option="no-wrap" fo:border-left="none" style:direction="ltr" fo:padding="0.0138in" fo:border-right="0.0138in solid #666600" style:rotation-angle="0" style:rotation-align="none" fo:border-top="none" style:vertical-align="automatic"/>
      <style:text-properties fo:color="#ffff99" style:text-outline="false" style:text-line-through-style="none" style:font-name="Times" fo:font-size="12pt" fo:font-style="normal" fo:text-shadow="none" style:text-underline-style="none" fo:font-weight="bold"/>
    </style:style>
    <style:style style:name="ce11" style:family="table-cell" style:parent-style-name="Default" style:data-style-name="N39">
      <style:table-cell-properties fo:border-bottom="none" fo:background-color="#ffff99" style:text-align-source="value-type" style:repeat-content="false" fo:border-left="none" style:direction="ltr" fo:padding="0.0138in" fo:border-right="0.0138in solid #666600" style:rotation-angle="0" style:rotation-align="none" fo:border-top="none" style:vertical-align="automatic"/>
      <style:text-properties fo:color="#000000" style:text-outline="false" style:text-line-through-style="none" style:font-name="Times" fo:font-size="12pt" fo:font-style="normal" fo:text-shadow="none" style:text-underline-style="none" fo:font-weight="bold"/>
    </style:style>
    <style:style style:name="ce12" style:family="table-cell" style:parent-style-name="Default" style:data-style-name="N39">
      <style:table-cell-properties fo:border-bottom="none" fo:background-color="#e6e64c" style:text-align-source="value-type" style:repeat-content="false" fo:border-left="none" style:direction="ltr" fo:padding="0.0138in" fo:border-right="0.0138in solid #666600" style:rotation-angle="0" style:rotation-align="none" fo:border-top="none" style:vertical-align="automatic"/>
      <style:text-properties fo:color="#000000" style:text-outline="false" style:text-line-through-style="none" style:font-name="Times" fo:font-size="12pt" fo:font-style="normal" fo:text-shadow="none" style:text-underline-style="none" fo:font-weight="bold"/>
    </style:style>
    <style:style style:name="ce13" style:family="table-cell" style:parent-style-name="Default">
      <style:table-cell-properties fo:background-color="#000000" fo:border="0.0008in solid #000000"/>
      <style:text-properties fo:color="#ffffff"/>
    </style:style>
    <style:style style:name="ce14" style:family="table-cell" style:parent-style-name="Default" style:data-style-name="N11">
      <style:table-cell-properties fo:background-color="#e6e6ff" fo:border="0.0008in solid #000000"/>
    </style:style>
    <style:style style:name="ce15" style:family="table-cell" style:parent-style-name="Default" style:data-style-name="N110">
      <style:table-cell-properties fo:border-bottom="0.0008in solid #4c1900" fo:background-color="#663300" style:text-align-source="value-type" style:repeat-content="false" fo:border-left="0.0008in solid #4c1900" style:direction="ltr" fo:padding="0.0138in" fo:border-right="none" style:rotation-angle="0" style:rotation-align="none" fo:border-top="0.0008in solid #4c1900" style:vertical-align="automatic"/>
      <style:text-properties fo:color="#ffffff" style:text-outline="false" style:text-line-through-style="none" style:font-name="Times" fo:font-size="12pt" fo:font-style="italic" fo:text-shadow="none" style:text-underline-style="none" fo:font-weight="normal"/>
    </style:style>
    <style:style style:name="ce16" style:family="table-cell" style:parent-style-name="Default" style:data-style-name="N3">
      <style:table-cell-properties fo:border-bottom="0.0008in solid #ff6633" fo:background-color="#ffcc99" style:text-align-source="value-type" style:repeat-content="false" fo:border-left="none" style:direction="ltr" fo:padding="0.0138in" fo:border-right="0.0008in solid #ff6633" style:rotation-angle="0" style:rotation-align="none" fo:border-top="none" style:vertical-align="automatic"/>
      <style:text-properties fo:color="#000000" style:text-outline="false" style:text-line-through-style="none" style:font-name="Times" fo:font-size="12pt" fo:font-style="normal" fo:text-shadow="none" style:text-underline-style="none" fo:font-weight="normal"/>
    </style:style>
    <style:style style:name="ce17" style:family="table-cell" style:parent-style-name="Default" style:data-style-name="N0">
      <style:table-cell-properties fo:background-color="#666600" style:cell-protect="protected" style:print-content="true" style:text-align-source="value-type" style:repeat-content="false" fo:wrap-option="no-wrap" style:direction="ltr" fo:padding="0.0138in" style:rotation-angle="0" style:rotation-align="none" style:vertical-align="automatic"/>
      <style:text-properties fo:color="#ffff99" style:text-outline="false" style:text-line-through-style="none" style:font-name="Times" fo:font-size="12pt" fo:font-style="normal" fo:text-shadow="none" style:text-underline-style="none" fo:font-weight="bold"/>
    </style:style>
    <style:style style:name="ce18" style:family="table-cell" style:parent-style-name="Default" style:data-style-name="N141">
      <style:table-cell-properties fo:background-color="#ffff99" style:text-align-source="value-type" style:repeat-content="false" style:direction="ltr" fo:padding="0.0138in" style:rotation-angle="0" style:rotation-align="none" style:vertical-align="automatic"/>
      <style:text-properties fo:color="#000000" style:text-outline="false" style:text-line-through-style="none" style:font-name="Times" fo:font-size="12pt" fo:font-style="normal" fo:text-shadow="none" style:text-underline-style="none" fo:font-weight="normal"/>
    </style:style>
    <style:style style:name="ce19" style:family="table-cell" style:parent-style-name="Default" style:data-style-name="N141">
      <style:table-cell-properties fo:background-color="#e6e64c" style:text-align-source="value-type" style:repeat-content="false" style:direction="ltr" fo:padding="0.0138in" style:rotation-angle="0" style:rotation-align="none" style:vertical-align="automatic"/>
      <style:text-properties fo:color="#000000" style:text-outline="false" style:text-line-through-style="none" style:font-name="Times" fo:font-size="12pt" fo:font-style="normal" fo:text-shadow="none" style:text-underline-style="none" fo:font-weight="normal"/>
    </style:style>
    <style:style style:name="ce20" style:family="table-cell" style:parent-style-name="Default">
      <style:table-cell-properties fo:background-color="#ff0000" fo:border="0.0008in solid #000000"/>
    </style:style>
    <style:style style:name="ce21" style:family="table-cell" style:parent-style-name="Default" style:data-style-name="N104">
      <style:table-cell-properties fo:background-color="#ffff99" style:text-align-source="value-type" style:repeat-content="false" style:direction="ltr" fo:padding="0.0138in" style:rotation-angle="0" style:rotation-align="none" style:vertical-align="automatic"/>
      <style:text-properties fo:color="#000000" style:text-outline="false" style:text-line-through-style="none" style:font-name="Times" fo:font-size="12pt" fo:font-style="normal" fo:text-shadow="none" style:text-underline-style="none" fo:font-weight="normal"/>
    </style:style>
    <style:style style:name="ce22" style:family="table-cell" style:parent-style-name="Default" style:data-style-name="N104">
      <style:table-cell-properties fo:background-color="#e6e64c" style:text-align-source="value-type" style:repeat-content="false" style:direction="ltr" fo:padding="0.0138in" style:rotation-angle="0" style:rotation-align="none" style:vertical-align="automatic"/>
      <style:text-properties fo:color="#000000" style:text-outline="false" style:text-line-through-style="none" style:font-name="Times" fo:font-size="12pt" fo:font-style="normal" fo:text-shadow="none" style:text-underline-style="none" fo:font-weight="normal"/>
    </style:style>
    <style:style style:name="ce23" style:family="table-cell" style:parent-style-name="Default">
      <style:table-cell-properties fo:background-color="#3deb3d" fo:border="0.0008in solid #000000"/>
    </style:style>
    <style:style style:name="ce24" style:family="table-cell" style:parent-style-name="Default">
      <style:table-cell-properties fo:background-color="#ffff00" fo:border="0.0008in solid #000000"/>
    </style:style>
    <style:style style:name="ce25" style:family="table-cell" style:parent-style-name="Default">
      <style:table-cell-properties fo:background-color="#94006b" fo:border="0.0008in solid #000000"/>
      <style:text-properties fo:color="#ffffff"/>
    </style:style>
    <style:style style:name="ce26" style:family="table-cell" style:parent-style-name="Default">
      <style:table-cell-properties fo:background-color="#cccccc" fo:border="0.0008in solid #000000"/>
    </style:style>
    <style:style style:name="ce27" style:family="table-cell" style:parent-style-name="Default" style:data-style-name="N110">
      <style:table-cell-properties fo:background-color="#663300" style:text-align-source="value-type" style:repeat-content="false" fo:border="0.0008in solid #4c1900" style:direction="ltr" fo:padding="0.0138in" style:rotation-angle="0" style:rotation-align="none" style:vertical-align="automatic"/>
      <style:text-properties fo:color="#ffffff" style:text-outline="false" style:text-line-through-style="none" style:font-name="Times" fo:font-size="12pt" fo:font-style="italic" fo:text-shadow="none" style:text-underline-style="none" fo:font-weight="normal"/>
    </style:style>
    <style:style style:name="P1" style:family="paragraph">
      <style:paragraph-properties fo:text-align="center"/>
    </style:style>
  </office:automatic-styles>
  <office:body>
    <office:spreadsheet>
      <table:table table:name="2D"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reate Char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CreateCharts.Create2DCharts?language=Basic&amp;location=document"/>
              </office:event-listeners>
            </form:button>
            <form:button form:name="PushButton" form:control-implementation="ooo:com.sun.star.form.component.CommandButton" form:id="control2" form:label="Pi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Pie.Main?language=Basic&amp;location=document"/>
              </office:event-listeners>
            </form:button>
            <form:button form:name="PushButton" form:control-implementation="ooo:com.sun.star.form.component.CommandButton" form:id="control3" form:label="Axi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xis.Main?language=Basic&amp;location=document"/>
              </office:event-listeners>
            </form:button>
            <form:button form:name="PushButton" form:control-implementation="ooo:com.sun.star.form.component.CommandButton" form:id="control4" form:label="Statistic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Statistics.Main?language=Basic&amp;location=document"/>
              </office:event-listeners>
            </form:button>
            <form:button form:name="PushButton" form:control-implementation="ooo:com.sun.star.form.component.CommandButton" form:id="control5" form:label="PageBackgroun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Area.Main?language=Basic&amp;location=document"/>
              </office:event-listeners>
            </form:button>
            <form:button form:name="PushButton" form:control-implementation="ooo:com.sun.star.form.component.CommandButton" form:id="control6" form:label="Symbol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SymbolSize.Main?language=Basic&amp;location=document"/>
              </office:event-listeners>
            </form:button>
            <form:button form:name="PushButton" form:control-implementation="ooo:com.sun.star.form.component.CommandButton" form:id="control7" form:label="Legen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gend.Main?language=Basic&amp;location=document"/>
              </office:event-listeners>
            </form:button>
            <form:button form:name="PushButton" form:control-implementation="ooo:com.sun.star.form.component.CommandButton" form:id="control8" form:label="Shared Legen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SharedObjectDemo.Main?language=Basic&amp;location=document"/>
              </office:event-listeners>
            </form:button>
          </form:form>
        </office:forms>
        <table:table-column table:style-name="co1" table:number-columns-repeated="14" table:default-cell-style-name="Default"/>
        <table:table-row table:style-name="ro1">
          <table:table-cell/>
          <table:table-cell table:style-name="ce1" table:number-columns-repeated="6"/>
          <table:table-cell table:number-columns-repeated="7"/>
        </table:table-row>
        <table:table-row table:style-name="ro1">
          <table:table-cell/>
          <table:table-cell table:style-name="ce2" table:number-columns-repeated="6"/>
          <table:table-cell table:number-columns-repeated="7"/>
        </table:table-row>
        <table:table-row table:style-name="ro1">
          <table:table-cell/>
          <table:table-cell table:style-name="ce2" table:number-columns-repeated="6"/>
          <table:table-cell table:number-columns-repeated="4"/>
          <table:table-cell>
            <draw:control table:end-cell-address="2D.M4" table:end-x="0.2157in" table:end-y="0.1543in" draw:z-index="0" draw:text-style-name="P1" svg:width="1.1024in" svg:height="0.315in" svg:x="0.002in" svg:y="0.0063in" draw:control="control1"/>
          </table:table-cell>
          <table:table-cell table:number-columns-repeated="2"/>
        </table:table-row>
        <table:table-row table:style-name="ro1">
          <table:table-cell/>
          <table:table-cell table:style-name="ce2" table:number-columns-repeated="6"/>
          <table:table-cell table:number-columns-repeated="7"/>
        </table:table-row>
        <table:table-row table:style-name="ro1">
          <table:table-cell table:number-columns-repeated="13"/>
          <table:table-cell office:value-type="string">
            <text:p>Affected Charts</text:p>
          </table:table-cell>
        </table:table-row>
        <table:table-row table:style-name="ro1">
          <table:table-cell table:number-columns-repeated="14"/>
        </table:table-row>
        <table:table-row table:style-name="ro1">
          <table:table-cell table:number-columns-repeated="11"/>
          <table:table-cell>
            <draw:control table:end-cell-address="2D.M8" table:end-x="0.2157in" table:end-y="0.1402in" draw:z-index="1" draw:text-style-name="P1" svg:width="1.1024in" svg:height="0.3043in" svg:x="0.002in" svg:y="0.0028in" draw:control="control2"/>
          </table:table-cell>
          <table:table-cell/>
          <table:table-cell office:value-type="string">
            <text:p>Pie</text:p>
          </table:table-cell>
        </table:table-row>
        <table:table-row table:style-name="ro1">
          <table:table-cell table:number-columns-repeated="14"/>
        </table:table-row>
        <table:table-row table:style-name="ro1">
          <table:table-cell table:number-columns-repeated="11"/>
          <table:table-cell>
            <draw:control table:end-cell-address="2D.M10" table:end-x="0.2157in" table:end-y="0.1465in" draw:z-index="2" draw:text-style-name="P1" svg:width="1.1024in" svg:height="0.3047in" svg:x="0.002in" svg:y="0.0087in" draw:control="control3"/>
          </table:table-cell>
          <table:table-cell/>
          <table:table-cell office:value-type="string">
            <text:p>Bar</text:p>
          </table:table-cell>
        </table:table-row>
        <table:table-row table:style-name="ro1">
          <table:table-cell table:number-columns-repeated="14"/>
        </table:table-row>
        <table:table-row table:style-name="ro1">
          <table:table-cell table:number-columns-repeated="11"/>
          <table:table-cell>
            <draw:control table:end-cell-address="2D.M12" table:end-x="0.2157in" table:end-y="0.1528in" draw:z-index="3" draw:text-style-name="P1" svg:width="1.1024in" svg:height="0.3098in" svg:x="0.002in" svg:y="0.0098in" draw:control="control4"/>
          </table:table-cell>
          <table:table-cell/>
          <table:table-cell office:value-type="string">
            <text:p>Bar, Scatter</text:p>
          </table:table-cell>
        </table:table-row>
        <table:table-row table:style-name="ro1">
          <table:table-cell table:number-columns-repeated="14"/>
        </table:table-row>
        <table:table-row table:style-name="ro1">
          <table:table-cell table:number-columns-repeated="11"/>
          <table:table-cell>
            <draw:control table:end-cell-address="2D.M14" table:end-x="0.2157in" table:end-y="0.1476in" draw:z-index="4" draw:text-style-name="P1" svg:width="1.1024in" svg:height="0.3146in" svg:x="0.002in" svg:y="0in" draw:control="control5"/>
          </table:table-cell>
          <table:table-cell/>
          <table:table-cell office:value-type="string">
            <text:p>Net</text:p>
          </table:table-cell>
        </table:table-row>
        <table:table-row table:style-name="ro1">
          <table:table-cell table:number-columns-repeated="14"/>
        </table:table-row>
        <table:table-row table:style-name="ro1">
          <table:table-cell table:number-columns-repeated="11"/>
          <table:table-cell>
            <draw:control table:end-cell-address="2D.M16" table:end-x="0.2157in" table:end-y="0.1437in" draw:z-index="5" draw:text-style-name="P1" svg:width="1.1024in" svg:height="0.3043in" svg:x="0.002in" svg:y="0.0063in" draw:control="control6"/>
          </table:table-cell>
          <table:table-cell/>
          <table:table-cell office:value-type="string">
            <text:p>Scatter</text:p>
          </table:table-cell>
        </table:table-row>
        <table:table-row table:style-name="ro1">
          <table:table-cell table:number-columns-repeated="14"/>
        </table:table-row>
        <table:table-row table:style-name="ro1">
          <table:table-cell table:number-columns-repeated="11"/>
          <table:table-cell>
            <draw:control table:end-cell-address="2D.M18" table:end-x="0.2157in" table:end-y="0.1394in" draw:z-index="6" draw:text-style-name="P1" svg:width="1.1024in" svg:height="0.3047in" svg:x="0.002in" svg:y="0.0016in" draw:control="control7"/>
          </table:table-cell>
          <table:table-cell/>
          <table:table-cell office:value-type="string">
            <text:p>Stock</text:p>
          </table:table-cell>
        </table:table-row>
        <table:table-row table:style-name="ro1">
          <table:table-cell table:number-columns-repeated="14"/>
        </table:table-row>
        <table:table-row table:style-name="ro1">
          <table:table-cell table:number-columns-repeated="11"/>
          <table:table-cell>
            <draw:control table:end-cell-address="2D.M20" table:end-x="0.2224in" table:end-y="0.1409in" draw:z-index="7" draw:text-style-name="P1" svg:width="1.1024in" svg:height="0.3051in" svg:x="0.0087in" svg:y="0.0031in" draw:control="control8"/>
          </table:table-cell>
          <table:table-cell table:number-columns-repeated="2"/>
        </table:table-row>
        <table:table-row table:style-name="ro1" table:number-rows-repeated="2">
          <table:table-cell table:number-columns-repeated="14"/>
        </table:table-row>
        <table:table-row table:style-name="ro1">
          <table:table-cell table:number-columns-repeated="11"/>
          <table:table-cell table:style-name="ce3" office:value-type="string">
            <text:p>Instructions:</text:p>
          </table:table-cell>
          <table:table-cell table:number-columns-repeated="2"/>
        </table:table-row>
        <table:table-row table:style-name="ro1">
          <table:table-cell table:number-columns-repeated="14"/>
        </table:table-row>
        <table:table-row table:style-name="ro1">
          <table:table-cell table:number-columns-repeated="11"/>
          <table:table-cell office:value-type="string">
            <text:p>Click „Create Charts“ to create 5 Charts</text:p>
          </table:table-cell>
          <table:table-cell table:number-columns-repeated="2"/>
        </table:table-row>
        <table:table-row table:style-name="ro1">
          <table:table-cell table:number-columns-repeated="11"/>
          <table:table-cell office:value-type="string">
            <text:p>Then Click on any other Button to see some other things happen</text:p>
          </table:table-cell>
          <table:table-cell table:number-columns-repeated="2"/>
        </table:table-row>
      </table:table>
      <table:table table:name="3D"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reate Char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CreateCharts.Create3DCharts?language=Basic&amp;location=document"/>
              </office:event-listeners>
            </form:button>
            <form:button form:name="PushButton" form:control-implementation="ooo:com.sun.star.form.component.CommandButton" form:id="control2" form:label="Three 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hreeD.Main?language=Basic&amp;location=document"/>
              </office:event-listeners>
            </form:button>
          </form:form>
        </office:forms>
        <table:table-column table:style-name="co1" table:number-columns-repeated="12" table:default-cell-style-name="Default"/>
        <table:table-row table:style-name="ro1" table:number-rows-repeated="2">
          <table:table-cell table:number-columns-repeated="12"/>
        </table:table-row>
        <table:table-row table:style-name="ro1">
          <table:table-cell table:number-columns-repeated="11"/>
          <table:table-cell>
            <draw:control table:end-cell-address="3D.M4" table:end-x="0.2142in" table:end-y="0.1547in" draw:z-index="0" draw:text-style-name="P1" svg:width="1.1024in" svg:height="0.315in" svg:x="0.0004in" svg:y="0.0067in" draw:control="control1"/>
          </table:table-cell>
        </table:table-row>
        <table:table-row table:style-name="ro1" table:number-rows-repeated="3">
          <table:table-cell table:number-columns-repeated="12"/>
        </table:table-row>
        <table:table-row table:style-name="ro1">
          <table:table-cell table:number-columns-repeated="11"/>
          <table:table-cell>
            <draw:control table:end-cell-address="3D.M8" table:end-x="0.2142in" table:end-y="0.1417in" draw:z-index="1" draw:text-style-name="P1" svg:width="1.1024in" svg:height="0.3043in" svg:x="0.0004in" svg:y="0.0043in" draw:control="control2"/>
          </table:table-cell>
        </table:table-row>
      </table:table>
      <table:table table:name="Data" table:style-name="ta1" table:print="false">
        <table:table-column table:style-name="co1" table:default-cell-style-name="ce5"/>
        <table:table-column table:style-name="co1" table:default-cell-style-name="ce7"/>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column table:style-name="co1" table:default-cell-style-name="Default"/>
        <table:table-row table:style-name="ro2">
          <table:table-cell table:style-name="ce4" office:value-type="string">
            <text:p>X</text:p>
          </table:table-cell>
          <table:table-cell table:style-name="ce6" office:value-type="string">
            <text:p>Y</text:p>
          </table:table-cell>
          <table:table-cell/>
          <table:table-cell table:style-name="ce8"/>
          <table:table-cell table:style-name="ce15" office:value-type="date" office:date-value="2000-01-01">
            <text:p>Jan</text:p>
          </table:table-cell>
          <table:table-cell table:style-name="ce15" office:value-type="date" office:date-value="2000-02-01">
            <text:p>Feb</text:p>
          </table:table-cell>
          <table:table-cell table:style-name="ce15" office:value-type="date" office:date-value="2000-03-01">
            <text:p>Mar</text:p>
          </table:table-cell>
          <table:table-cell table:style-name="ce15" office:value-type="date" office:date-value="2000-04-01">
            <text:p>Apr</text:p>
          </table:table-cell>
          <table:table-cell table:style-name="ce15" office:value-type="date" office:date-value="2000-05-01">
            <text:p>May</text:p>
          </table:table-cell>
          <table:table-cell table:style-name="ce27" office:value-type="date" office:date-value="2000-06-01">
            <text:p>Jun</text:p>
          </table:table-cell>
        </table:table-row>
        <table:table-row table:style-name="ro2">
          <table:table-cell office:value-type="float" office:value="0">
            <text:p>0</text:p>
          </table:table-cell>
          <table:table-cell table:formula="oooc:=SIN([.A2])+RAND()*0.1" office:value-type="float" office:value="0.0736160629771725">
            <text:p>0.07</text:p>
          </table:table-cell>
          <table:table-cell/>
          <table:table-cell table:style-name="ce9" office:value-type="string">
            <text:p>Berlin</text:p>
          </table:table-cell>
          <table:table-cell table:style-name="ce16" office:value-type="float" office:value="2001">
            <text:p>2,001</text:p>
          </table:table-cell>
          <table:table-cell table:style-name="ce16" office:value-type="float" office:value="1987">
            <text:p>1,987</text:p>
          </table:table-cell>
          <table:table-cell table:style-name="ce16" office:value-type="float" office:value="500">
            <text:p>500</text:p>
          </table:table-cell>
          <table:table-cell table:style-name="ce16" office:value-type="float" office:value="200">
            <text:p>200</text:p>
          </table:table-cell>
          <table:table-cell table:style-name="ce16" office:value-type="float" office:value="1000">
            <text:p>1,000</text:p>
          </table:table-cell>
          <table:table-cell table:style-name="ce16" office:value-type="float" office:value="1500">
            <text:p>1,500</text:p>
          </table:table-cell>
        </table:table-row>
        <table:table-row table:style-name="ro2">
          <table:table-cell table:formula="oooc:=[.A2]+PI()/20" office:value-type="float" office:value="0.15707963267949">
            <text:p>0.16</text:p>
          </table:table-cell>
          <table:table-cell table:formula="oooc:=SIN([.A3])+RAND()*0.1" office:value-type="float" office:value="0.222381328196949">
            <text:p>0.22</text:p>
          </table:table-cell>
          <table:table-cell/>
          <table:table-cell table:style-name="ce9" office:value-type="string">
            <text:p>Hamburg</text:p>
          </table:table-cell>
          <table:table-cell table:style-name="ce16" office:value-type="float" office:value="3000">
            <text:p>3,000</text:p>
          </table:table-cell>
          <table:table-cell table:style-name="ce16" office:value-type="float" office:value="2000">
            <text:p>2,000</text:p>
          </table:table-cell>
          <table:table-cell table:style-name="ce16" office:value-type="float" office:value="600">
            <text:p>600</text:p>
          </table:table-cell>
          <table:table-cell table:style-name="ce16" office:value-type="float" office:value="160">
            <text:p>160</text:p>
          </table:table-cell>
          <table:table-cell table:style-name="ce16" office:value-type="float" office:value="900">
            <text:p>900</text:p>
          </table:table-cell>
          <table:table-cell table:style-name="ce16" office:value-type="float" office:value="1600">
            <text:p>1,600</text:p>
          </table:table-cell>
        </table:table-row>
        <table:table-row table:style-name="ro2">
          <table:table-cell table:formula="oooc:=[.A3]+PI()/20" office:value-type="float" office:value="0.314159265358979">
            <text:p>0.31</text:p>
          </table:table-cell>
          <table:table-cell table:formula="oooc:=SIN([.A4])+RAND()*0.1" office:value-type="float" office:value="0.407497597612808">
            <text:p>0.41</text:p>
          </table:table-cell>
          <table:table-cell/>
          <table:table-cell table:style-name="ce9" office:value-type="string">
            <text:p>Bremen</text:p>
          </table:table-cell>
          <table:table-cell table:style-name="ce16" office:value-type="float" office:value="2156">
            <text:p>2,156</text:p>
          </table:table-cell>
          <table:table-cell table:style-name="ce16" office:value-type="float" office:value="1800">
            <text:p>1,800</text:p>
          </table:table-cell>
          <table:table-cell table:style-name="ce16" office:value-type="float" office:value="800">
            <text:p>800</text:p>
          </table:table-cell>
          <table:table-cell table:style-name="ce16" office:value-type="float" office:value="180">
            <text:p>180</text:p>
          </table:table-cell>
          <table:table-cell table:style-name="ce16" office:value-type="float" office:value="800">
            <text:p>800</text:p>
          </table:table-cell>
          <table:table-cell table:style-name="ce16" office:value-type="float" office:value="1000">
            <text:p>1,000</text:p>
          </table:table-cell>
        </table:table-row>
        <table:table-row table:style-name="ro1">
          <table:table-cell table:formula="oooc:=[.A4]+PI()/20" office:value-type="float" office:value="0.471238898038469">
            <text:p>0.47</text:p>
          </table:table-cell>
          <table:table-cell table:formula="oooc:=SIN([.A5])+RAND()*0.1" office:value-type="float" office:value="0.509797219370413">
            <text:p>0.51</text:p>
          </table:table-cell>
          <table:table-cell table:number-columns-repeated="8"/>
        </table:table-row>
        <table:table-row table:style-name="ro1">
          <table:table-cell table:formula="oooc:=[.A5]+PI()/20" office:value-type="float" office:value="0.628318530717959">
            <text:p>0.63</text:p>
          </table:table-cell>
          <table:table-cell table:formula="oooc:=SIN([.A6])+RAND()*0.1" office:value-type="float" office:value="0.63395633752449">
            <text:p>0.63</text:p>
          </table:table-cell>
          <table:table-cell table:number-columns-repeated="8"/>
        </table:table-row>
        <table:table-row table:style-name="ro2">
          <table:table-cell table:formula="oooc:=[.A6]+PI()/20" office:value-type="float" office:value="0.785398163397448">
            <text:p>0.79</text:p>
          </table:table-cell>
          <table:table-cell table:formula="oooc:=SIN([.A7])+RAND()*0.1" office:value-type="float" office:value="0.719141179928584">
            <text:p>0.72</text:p>
          </table:table-cell>
          <table:table-cell/>
          <table:table-cell table:style-name="ce10" office:value-type="string">
            <text:p>Date</text:p>
          </table:table-cell>
          <table:table-cell table:style-name="ce17" office:value-type="string">
            <text:p>Volume</text:p>
          </table:table-cell>
          <table:table-cell table:style-name="ce17" office:value-type="string">
            <text:p>Open</text:p>
          </table:table-cell>
          <table:table-cell table:style-name="ce17" office:value-type="string">
            <text:p>Low</text:p>
          </table:table-cell>
          <table:table-cell table:style-name="ce17" office:value-type="string">
            <text:p>High</text:p>
          </table:table-cell>
          <table:table-cell table:style-name="ce17" office:value-type="string">
            <text:p>Close</text:p>
          </table:table-cell>
          <table:table-cell/>
        </table:table-row>
        <table:table-row table:style-name="ro2">
          <table:table-cell table:formula="oooc:=[.A7]+PI()/20" office:value-type="float" office:value="0.942477796076938">
            <text:p>0.94</text:p>
          </table:table-cell>
          <table:table-cell table:formula="oooc:=SIN([.A8])+RAND()*0.1" office:value-type="float" office:value="0.817336001844437">
            <text:p>0.82</text:p>
          </table:table-cell>
          <table:table-cell/>
          <table:table-cell table:style-name="ce11" office:value-type="date" office:date-value="2000-04-07">
            <text:p>Apr 7, 00</text:p>
          </table:table-cell>
          <table:table-cell table:style-name="ce18" office:value-type="float" office:value="15000000">
            <text:p>15,000,000 K</text:p>
          </table:table-cell>
          <table:table-cell table:style-name="ce21" office:value-type="currency" office:currency="USD" office:value="88.75">
            <text:p>$88.75</text:p>
          </table:table-cell>
          <table:table-cell table:style-name="ce21" office:value-type="currency" office:currency="USD" office:value="88.875">
            <text:p>$88.88</text:p>
          </table:table-cell>
          <table:table-cell table:style-name="ce21" office:value-type="currency" office:currency="USD" office:value="94.5">
            <text:p>$94.50</text:p>
          </table:table-cell>
          <table:table-cell table:style-name="ce21" office:value-type="currency" office:currency="USD" office:value="92.6875">
            <text:p>$92.69</text:p>
          </table:table-cell>
          <table:table-cell/>
        </table:table-row>
        <table:table-row table:style-name="ro2">
          <table:table-cell table:formula="oooc:=[.A8]+PI()/20" office:value-type="float" office:value="1.09955742875643">
            <text:p>1.1</text:p>
          </table:table-cell>
          <table:table-cell table:formula="oooc:=SIN([.A9])+RAND()*0.1" office:value-type="float" office:value="0.949218778830976">
            <text:p>0.95</text:p>
          </table:table-cell>
          <table:table-cell/>
          <table:table-cell table:style-name="ce12" office:value-type="date" office:date-value="2000-04-08">
            <text:p>Apr 8, 00</text:p>
          </table:table-cell>
          <table:table-cell table:style-name="ce19" office:value-type="float" office:value="14652562">
            <text:p>14,652,562 K</text:p>
          </table:table-cell>
          <table:table-cell table:style-name="ce22" table:formula="oooc:=[.I8]" office:value-type="currency" office:currency="USD" office:value="92.6875">
            <text:p>$92.69</text:p>
          </table:table-cell>
          <table:table-cell table:style-name="ce22" office:value-type="currency" office:currency="USD" office:value="87">
            <text:p>$87.00</text:p>
          </table:table-cell>
          <table:table-cell table:style-name="ce22" office:value-type="currency" office:currency="USD" office:value="95.5">
            <text:p>$95.50</text:p>
          </table:table-cell>
          <table:table-cell table:style-name="ce22" office:value-type="currency" office:currency="USD" office:value="93.6875">
            <text:p>$93.69</text:p>
          </table:table-cell>
          <table:table-cell/>
        </table:table-row>
        <table:table-row table:style-name="ro2">
          <table:table-cell table:formula="oooc:=[.A9]+PI()/20" office:value-type="float" office:value="1.25663706143592">
            <text:p>1.26</text:p>
          </table:table-cell>
          <table:table-cell table:formula="oooc:=SIN([.A10])+RAND()*0.1" office:value-type="float" office:value="0.959774132620732">
            <text:p>0.96</text:p>
          </table:table-cell>
          <table:table-cell/>
          <table:table-cell table:style-name="ce11" office:value-type="date" office:date-value="2000-04-09">
            <text:p>Apr 9, 00</text:p>
          </table:table-cell>
          <table:table-cell table:style-name="ce18" office:value-type="float" office:value="15070589">
            <text:p>15,070,589 K</text:p>
          </table:table-cell>
          <table:table-cell table:style-name="ce21" table:formula="oooc:=[.I9]" office:value-type="currency" office:currency="USD" office:value="93.6875">
            <text:p>$93.69</text:p>
          </table:table-cell>
          <table:table-cell table:style-name="ce21" office:value-type="currency" office:currency="USD" office:value="91">
            <text:p>$91.00</text:p>
          </table:table-cell>
          <table:table-cell table:style-name="ce21" office:value-type="currency" office:currency="USD" office:value="96.5">
            <text:p>$96.50</text:p>
          </table:table-cell>
          <table:table-cell table:style-name="ce21" office:value-type="currency" office:currency="USD" office:value="92">
            <text:p>$92.00</text:p>
          </table:table-cell>
          <table:table-cell/>
        </table:table-row>
        <table:table-row table:style-name="ro2">
          <table:table-cell table:formula="oooc:=[.A10]+PI()/20" office:value-type="float" office:value="1.41371669411541">
            <text:p>1.41</text:p>
          </table:table-cell>
          <table:table-cell table:formula="oooc:=SIN([.A11])+RAND()*0.1" office:value-type="float" office:value="1.01017825625409">
            <text:p>1.01</text:p>
          </table:table-cell>
          <table:table-cell/>
          <table:table-cell table:style-name="ce12" office:value-type="date" office:date-value="2000-04-10">
            <text:p>Apr 10, 00</text:p>
          </table:table-cell>
          <table:table-cell table:style-name="ce19" office:value-type="float" office:value="15207571">
            <text:p>15,207,571 K</text:p>
          </table:table-cell>
          <table:table-cell table:style-name="ce22" table:formula="oooc:=[.I10]" office:value-type="currency" office:currency="USD" office:value="92">
            <text:p>$92.00</text:p>
          </table:table-cell>
          <table:table-cell table:style-name="ce22" office:value-type="currency" office:currency="USD" office:value="90">
            <text:p>$90.00</text:p>
          </table:table-cell>
          <table:table-cell table:style-name="ce22" office:value-type="currency" office:currency="USD" office:value="97.5">
            <text:p>$97.50</text:p>
          </table:table-cell>
          <table:table-cell table:style-name="ce22" office:value-type="currency" office:currency="USD" office:value="93">
            <text:p>$93.00</text:p>
          </table:table-cell>
          <table:table-cell/>
        </table:table-row>
        <table:table-row table:style-name="ro2">
          <table:table-cell table:formula="oooc:=[.A11]+PI()/20" office:value-type="float" office:value="1.5707963267949">
            <text:p>1.57</text:p>
          </table:table-cell>
          <table:table-cell table:formula="oooc:=SIN([.A12])+RAND()*0.1" office:value-type="float" office:value="1.04025523422298">
            <text:p>1.04</text:p>
          </table:table-cell>
          <table:table-cell/>
          <table:table-cell table:style-name="ce11" office:value-type="date" office:date-value="2000-04-11">
            <text:p>Apr 11, 00</text:p>
          </table:table-cell>
          <table:table-cell table:style-name="ce18" office:value-type="float" office:value="14869716">
            <text:p>14,869,716 K</text:p>
          </table:table-cell>
          <table:table-cell table:style-name="ce21" table:formula="oooc:=[.I11]" office:value-type="currency" office:currency="USD" office:value="93">
            <text:p>$93.00</text:p>
          </table:table-cell>
          <table:table-cell table:style-name="ce21" office:value-type="currency" office:currency="USD" office:value="90">
            <text:p>$90.00</text:p>
          </table:table-cell>
          <table:table-cell table:style-name="ce21" office:value-type="currency" office:currency="USD" office:value="98.5">
            <text:p>$98.50</text:p>
          </table:table-cell>
          <table:table-cell table:style-name="ce21" office:value-type="currency" office:currency="USD" office:value="93.6">
            <text:p>$93.60</text:p>
          </table:table-cell>
          <table:table-cell/>
        </table:table-row>
        <table:table-row table:style-name="ro2">
          <table:table-cell table:formula="oooc:=[.A12]+PI()/20" office:value-type="float" office:value="1.72787595947439">
            <text:p>1.73</text:p>
          </table:table-cell>
          <table:table-cell table:formula="oooc:=SIN([.A13])+RAND()*0.1" office:value-type="float" office:value="1.04753199951172">
            <text:p>1.05</text:p>
          </table:table-cell>
          <table:table-cell/>
          <table:table-cell table:style-name="ce12" office:value-type="date" office:date-value="2000-04-12">
            <text:p>Apr 12, 00</text:p>
          </table:table-cell>
          <table:table-cell table:style-name="ce19" office:value-type="float" office:value="15225943">
            <text:p>15,225,943 K</text:p>
          </table:table-cell>
          <table:table-cell table:style-name="ce22" table:formula="oooc:=[.I12]" office:value-type="currency" office:currency="USD" office:value="93.6">
            <text:p>$93.60</text:p>
          </table:table-cell>
          <table:table-cell table:style-name="ce22" office:value-type="currency" office:currency="USD" office:value="87">
            <text:p>$87.00</text:p>
          </table:table-cell>
          <table:table-cell table:style-name="ce22" office:value-type="currency" office:currency="USD" office:value="99.5">
            <text:p>$99.50</text:p>
          </table:table-cell>
          <table:table-cell table:style-name="ce22" office:value-type="currency" office:currency="USD" office:value="93.8">
            <text:p>$93.80</text:p>
          </table:table-cell>
          <table:table-cell/>
        </table:table-row>
        <table:table-row table:style-name="ro2">
          <table:table-cell table:formula="oooc:=[.A13]+PI()/20" office:value-type="float" office:value="1.88495559215388">
            <text:p>1.88</text:p>
          </table:table-cell>
          <table:table-cell table:formula="oooc:=SIN([.A14])+RAND()*0.1" office:value-type="float" office:value="1.02786291206465">
            <text:p>1.03</text:p>
          </table:table-cell>
          <table:table-cell/>
          <table:table-cell table:style-name="ce11" office:value-type="date" office:date-value="2000-04-13">
            <text:p>Apr 13, 00</text:p>
          </table:table-cell>
          <table:table-cell table:style-name="ce18" office:value-type="float" office:value="15243446">
            <text:p>15,243,446 K</text:p>
          </table:table-cell>
          <table:table-cell table:style-name="ce21" table:formula="oooc:=[.I13]" office:value-type="currency" office:currency="USD" office:value="93.8">
            <text:p>$93.80</text:p>
          </table:table-cell>
          <table:table-cell table:style-name="ce21" office:value-type="currency" office:currency="USD" office:value="88">
            <text:p>$88.00</text:p>
          </table:table-cell>
          <table:table-cell table:style-name="ce21" office:value-type="currency" office:currency="USD" office:value="100.5">
            <text:p>$100.50</text:p>
          </table:table-cell>
          <table:table-cell table:style-name="ce21" office:value-type="currency" office:currency="USD" office:value="94">
            <text:p>$94.00</text:p>
          </table:table-cell>
          <table:table-cell/>
        </table:table-row>
        <table:table-row table:style-name="ro2">
          <table:table-cell table:formula="oooc:=[.A14]+PI()/20" office:value-type="float" office:value="2.04203522483337">
            <text:p>2.04</text:p>
          </table:table-cell>
          <table:table-cell table:formula="oooc:=SIN([.A15])+RAND()*0.1" office:value-type="float" office:value="0.958401671062797">
            <text:p>0.96</text:p>
          </table:table-cell>
          <table:table-cell/>
          <table:table-cell table:style-name="ce12" office:value-type="date" office:date-value="2000-04-14">
            <text:p>Apr 14, 00</text:p>
          </table:table-cell>
          <table:table-cell table:style-name="ce19" office:value-type="float" office:value="14889873">
            <text:p>14,889,873 K</text:p>
          </table:table-cell>
          <table:table-cell table:style-name="ce22" table:formula="oooc:=[.I14]" office:value-type="currency" office:currency="USD" office:value="94">
            <text:p>$94.00</text:p>
          </table:table-cell>
          <table:table-cell table:style-name="ce22" office:value-type="currency" office:currency="USD" office:value="89">
            <text:p>$89.00</text:p>
          </table:table-cell>
          <table:table-cell table:style-name="ce22" office:value-type="currency" office:currency="USD" office:value="101.5">
            <text:p>$101.50</text:p>
          </table:table-cell>
          <table:table-cell table:style-name="ce22" office:value-type="currency" office:currency="USD" office:value="93">
            <text:p>$93.00</text:p>
          </table:table-cell>
          <table:table-cell/>
        </table:table-row>
        <table:table-row table:style-name="ro2">
          <table:table-cell table:formula="oooc:=[.A15]+PI()/20" office:value-type="float" office:value="2.19911485751286">
            <text:p>2.2</text:p>
          </table:table-cell>
          <table:table-cell table:formula="oooc:=SIN([.A16])+RAND()*0.1" office:value-type="float" office:value="0.830847150364955">
            <text:p>0.83</text:p>
          </table:table-cell>
          <table:table-cell/>
          <table:table-cell table:style-name="ce11" office:value-type="date" office:date-value="2000-04-15">
            <text:p>Apr 15, 00</text:p>
          </table:table-cell>
          <table:table-cell table:style-name="ce18" office:value-type="float" office:value="14781243">
            <text:p>14,781,243 K</text:p>
          </table:table-cell>
          <table:table-cell table:style-name="ce21" table:formula="oooc:=[.I15]" office:value-type="currency" office:currency="USD" office:value="93">
            <text:p>$93.00</text:p>
          </table:table-cell>
          <table:table-cell table:style-name="ce21" office:value-type="currency" office:currency="USD" office:value="90">
            <text:p>$90.00</text:p>
          </table:table-cell>
          <table:table-cell table:style-name="ce21" office:value-type="currency" office:currency="USD" office:value="100">
            <text:p>$100.00</text:p>
          </table:table-cell>
          <table:table-cell table:style-name="ce21" office:value-type="currency" office:currency="USD" office:value="92">
            <text:p>$92.00</text:p>
          </table:table-cell>
          <table:table-cell/>
        </table:table-row>
        <table:table-row table:style-name="ro2">
          <table:table-cell table:formula="oooc:=[.A16]+PI()/20" office:value-type="float" office:value="2.35619449019234">
            <text:p>2.36</text:p>
          </table:table-cell>
          <table:table-cell table:formula="oooc:=SIN([.A17])+RAND()*0.1" office:value-type="float" office:value="0.758422682219809">
            <text:p>0.76</text:p>
          </table:table-cell>
          <table:table-cell/>
          <table:table-cell table:style-name="ce12" office:value-type="date" office:date-value="2000-04-16">
            <text:p>Apr 16, 00</text:p>
          </table:table-cell>
          <table:table-cell table:style-name="ce19" office:value-type="float" office:value="15132068">
            <text:p>15,132,068 K</text:p>
          </table:table-cell>
          <table:table-cell table:style-name="ce22" table:formula="oooc:=[.I16]" office:value-type="currency" office:currency="USD" office:value="92">
            <text:p>$92.00</text:p>
          </table:table-cell>
          <table:table-cell table:style-name="ce22" office:value-type="currency" office:currency="USD" office:value="88">
            <text:p>$88.00</text:p>
          </table:table-cell>
          <table:table-cell table:style-name="ce22" office:value-type="currency" office:currency="USD" office:value="96">
            <text:p>$96.00</text:p>
          </table:table-cell>
          <table:table-cell table:style-name="ce22" office:value-type="currency" office:currency="USD" office:value="92">
            <text:p>$92.00</text:p>
          </table:table-cell>
          <table:table-cell/>
        </table:table-row>
        <table:table-row table:style-name="ro2">
          <table:table-cell table:formula="oooc:=[.A17]+PI()/20" office:value-type="float" office:value="2.51327412287183">
            <text:p>2.51</text:p>
          </table:table-cell>
          <table:table-cell table:formula="oooc:=SIN([.A18])+RAND()*0.1" office:value-type="float" office:value="0.61750874736503">
            <text:p>0.62</text:p>
          </table:table-cell>
          <table:table-cell/>
          <table:table-cell table:style-name="ce11" office:value-type="date" office:date-value="2000-04-17">
            <text:p>Apr 17, 00</text:p>
          </table:table-cell>
          <table:table-cell table:style-name="ce18" office:value-type="float" office:value="15253822">
            <text:p>15,253,822 K</text:p>
          </table:table-cell>
          <table:table-cell table:style-name="ce21" table:formula="oooc:=[.I17]" office:value-type="currency" office:currency="USD" office:value="92">
            <text:p>$92.00</text:p>
          </table:table-cell>
          <table:table-cell table:style-name="ce21" office:value-type="currency" office:currency="USD" office:value="89">
            <text:p>$89.00</text:p>
          </table:table-cell>
          <table:table-cell table:style-name="ce21" office:value-type="currency" office:currency="USD" office:value="95">
            <text:p>$95.00</text:p>
          </table:table-cell>
          <table:table-cell table:style-name="ce21" office:value-type="currency" office:currency="USD" office:value="93">
            <text:p>$93.00</text:p>
          </table:table-cell>
          <table:table-cell/>
        </table:table-row>
        <table:table-row table:style-name="ro2">
          <table:table-cell table:formula="oooc:=[.A18]+PI()/20" office:value-type="float" office:value="2.67035375555132">
            <text:p>2.67</text:p>
          </table:table-cell>
          <table:table-cell table:formula="oooc:=SIN([.A19])+RAND()*0.1" office:value-type="float" office:value="0.508331188555977">
            <text:p>0.51</text:p>
          </table:table-cell>
          <table:table-cell/>
          <table:table-cell table:style-name="ce12" office:value-type="date" office:date-value="2000-04-18">
            <text:p>Apr 18, 00</text:p>
          </table:table-cell>
          <table:table-cell table:style-name="ce19" office:value-type="float" office:value="14919019">
            <text:p>14,919,019 K</text:p>
          </table:table-cell>
          <table:table-cell table:style-name="ce22" table:formula="oooc:=[.I18]" office:value-type="currency" office:currency="USD" office:value="93">
            <text:p>$93.00</text:p>
          </table:table-cell>
          <table:table-cell table:style-name="ce22" office:value-type="currency" office:currency="USD" office:value="93">
            <text:p>$93.00</text:p>
          </table:table-cell>
          <table:table-cell table:style-name="ce22" office:value-type="currency" office:currency="USD" office:value="97">
            <text:p>$97.00</text:p>
          </table:table-cell>
          <table:table-cell table:style-name="ce22" office:value-type="currency" office:currency="USD" office:value="95">
            <text:p>$95.00</text:p>
          </table:table-cell>
          <table:table-cell/>
        </table:table-row>
        <table:table-row table:style-name="ro2">
          <table:table-cell table:formula="oooc:=[.A19]+PI()/20" office:value-type="float" office:value="2.82743338823081">
            <text:p>2.83</text:p>
          </table:table-cell>
          <table:table-cell table:formula="oooc:=SIN([.A20])+RAND()*0.1" office:value-type="float" office:value="0.368970261437009">
            <text:p>0.37</text:p>
          </table:table-cell>
          <table:table-cell/>
          <table:table-cell table:style-name="ce11" office:value-type="date" office:date-value="2000-04-19">
            <text:p>Apr 19, 00</text:p>
          </table:table-cell>
          <table:table-cell table:style-name="ce18" office:value-type="float" office:value="14972533">
            <text:p>14,972,533 K</text:p>
          </table:table-cell>
          <table:table-cell table:style-name="ce21" table:formula="oooc:=[.I19]" office:value-type="currency" office:currency="USD" office:value="95">
            <text:p>$95.00</text:p>
          </table:table-cell>
          <table:table-cell table:style-name="ce21" office:value-type="currency" office:currency="USD" office:value="84">
            <text:p>$84.00</text:p>
          </table:table-cell>
          <table:table-cell table:style-name="ce21" office:value-type="currency" office:currency="USD" office:value="95">
            <text:p>$95.00</text:p>
          </table:table-cell>
          <table:table-cell table:style-name="ce21" office:value-type="currency" office:currency="USD" office:value="91">
            <text:p>$91.00</text:p>
          </table:table-cell>
          <table:table-cell/>
        </table:table-row>
        <table:table-row table:style-name="ro2">
          <table:table-cell table:formula="oooc:=[.A20]+PI()/20" office:value-type="float" office:value="2.9845130209103">
            <text:p>2.98</text:p>
          </table:table-cell>
          <table:table-cell table:formula="oooc:=SIN([.A21])+RAND()*0.1" office:value-type="float" office:value="0.18734508575333">
            <text:p>0.19</text:p>
          </table:table-cell>
          <table:table-cell/>
          <table:table-cell table:style-name="ce12" office:value-type="date" office:date-value="2000-04-20">
            <text:p>Apr 20, 00</text:p>
          </table:table-cell>
          <table:table-cell table:style-name="ce19" office:value-type="float" office:value="14642786">
            <text:p>14,642,786 K</text:p>
          </table:table-cell>
          <table:table-cell table:style-name="ce22" table:formula="oooc:=[.I20]" office:value-type="currency" office:currency="USD" office:value="91">
            <text:p>$91.00</text:p>
          </table:table-cell>
          <table:table-cell table:style-name="ce22" office:value-type="currency" office:currency="USD" office:value="87">
            <text:p>$87.00</text:p>
          </table:table-cell>
          <table:table-cell table:style-name="ce22" office:value-type="currency" office:currency="USD" office:value="100">
            <text:p>$100.00</text:p>
          </table:table-cell>
          <table:table-cell table:style-name="ce22" office:value-type="currency" office:currency="USD" office:value="97">
            <text:p>$97.00</text:p>
          </table:table-cell>
          <table:table-cell/>
        </table:table-row>
        <table:table-row table:style-name="ro2">
          <table:table-cell table:formula="oooc:=[.A21]+PI()/20" office:value-type="float" office:value="3.14159265358979">
            <text:p>3.14</text:p>
          </table:table-cell>
          <table:table-cell table:formula="oooc:=SIN([.A22])+RAND()*0.1" office:value-type="float" office:value="0.0695369149416393">
            <text:p>0.07</text:p>
          </table:table-cell>
          <table:table-cell/>
          <table:table-cell table:style-name="ce11" office:value-type="date" office:date-value="2000-04-21">
            <text:p>Apr 21, 00</text:p>
          </table:table-cell>
          <table:table-cell table:style-name="ce18" office:value-type="float" office:value="14804376">
            <text:p>14,804,376 K</text:p>
          </table:table-cell>
          <table:table-cell table:style-name="ce21" table:formula="oooc:=[.I21]" office:value-type="currency" office:currency="USD" office:value="97">
            <text:p>$97.00</text:p>
          </table:table-cell>
          <table:table-cell table:style-name="ce21" office:value-type="currency" office:currency="USD" office:value="91">
            <text:p>$91.00</text:p>
          </table:table-cell>
          <table:table-cell table:style-name="ce21" office:value-type="currency" office:currency="USD" office:value="98">
            <text:p>$98.00</text:p>
          </table:table-cell>
          <table:table-cell table:style-name="ce21" office:value-type="currency" office:currency="USD" office:value="96">
            <text:p>$96.00</text:p>
          </table:table-cell>
          <table:table-cell/>
        </table:table-row>
        <table:table-row table:style-name="ro2">
          <table:table-cell table:formula="oooc:=[.A22]+PI()/20" office:value-type="float" office:value="3.29867228626928">
            <text:p>3.3</text:p>
          </table:table-cell>
          <table:table-cell table:formula="oooc:=SIN([.A23])+RAND()*0.1" office:value-type="float" office:value="-0.148695695469987">
            <text:p>-0.15</text:p>
          </table:table-cell>
          <table:table-cell/>
          <table:table-cell table:style-name="ce12" office:value-type="date" office:date-value="2000-04-22">
            <text:p>Apr 22, 00</text:p>
          </table:table-cell>
          <table:table-cell table:style-name="ce19" office:value-type="float" office:value="14907452">
            <text:p>14,907,452 K</text:p>
          </table:table-cell>
          <table:table-cell table:style-name="ce22" table:formula="oooc:=[.I22]" office:value-type="currency" office:currency="USD" office:value="96">
            <text:p>$96.00</text:p>
          </table:table-cell>
          <table:table-cell table:style-name="ce22" office:value-type="currency" office:currency="USD" office:value="92">
            <text:p>$92.00</text:p>
          </table:table-cell>
          <table:table-cell table:style-name="ce22" office:value-type="currency" office:currency="USD" office:value="102">
            <text:p>$102.00</text:p>
          </table:table-cell>
          <table:table-cell table:style-name="ce22" office:value-type="currency" office:currency="USD" office:value="95">
            <text:p>$95.00</text:p>
          </table:table-cell>
          <table:table-cell/>
        </table:table-row>
        <table:table-row table:style-name="ro2">
          <table:table-cell table:formula="oooc:=[.A23]+PI()/20" office:value-type="float" office:value="3.45575191894877">
            <text:p>3.46</text:p>
          </table:table-cell>
          <table:table-cell table:formula="oooc:=SIN([.A24])+RAND()*0.1" office:value-type="float" office:value="-0.217646287234005">
            <text:p>-0.22</text:p>
          </table:table-cell>
          <table:table-cell/>
          <table:table-cell table:style-name="ce11" office:value-type="date" office:date-value="2000-04-23">
            <text:p>Apr 23, 00</text:p>
          </table:table-cell>
          <table:table-cell table:style-name="ce18" office:value-type="float" office:value="15319376">
            <text:p>15,319,376 K</text:p>
          </table:table-cell>
          <table:table-cell table:style-name="ce21" table:formula="oooc:=[.I23]" office:value-type="currency" office:currency="USD" office:value="95">
            <text:p>$95.00</text:p>
          </table:table-cell>
          <table:table-cell table:style-name="ce21" office:value-type="currency" office:currency="USD" office:value="91">
            <text:p>$91.00</text:p>
          </table:table-cell>
          <table:table-cell table:style-name="ce21" office:value-type="currency" office:currency="USD" office:value="96">
            <text:p>$96.00</text:p>
          </table:table-cell>
          <table:table-cell table:style-name="ce21" office:value-type="currency" office:currency="USD" office:value="93">
            <text:p>$93.00</text:p>
          </table:table-cell>
          <table:table-cell/>
        </table:table-row>
        <table:table-row table:style-name="ro2">
          <table:table-cell table:formula="oooc:=[.A24]+PI()/20" office:value-type="float" office:value="3.61283155162826">
            <text:p>3.61</text:p>
          </table:table-cell>
          <table:table-cell table:formula="oooc:=SIN([.A25])+RAND()*0.1" office:value-type="float" office:value="-0.401230768200599">
            <text:p>-0.4</text:p>
          </table:table-cell>
          <table:table-cell/>
          <table:table-cell table:style-name="ce12" office:value-type="date" office:date-value="2000-04-24">
            <text:p>Apr 24, 00</text:p>
          </table:table-cell>
          <table:table-cell table:style-name="ce19" office:value-type="float" office:value="15066118">
            <text:p>15,066,118 K</text:p>
          </table:table-cell>
          <table:table-cell table:style-name="ce22" table:formula="oooc:=[.I24]" office:value-type="currency" office:currency="USD" office:value="93">
            <text:p>$93.00</text:p>
          </table:table-cell>
          <table:table-cell table:style-name="ce22" office:value-type="currency" office:currency="USD" office:value="94">
            <text:p>$94.00</text:p>
          </table:table-cell>
          <table:table-cell table:style-name="ce22" office:value-type="currency" office:currency="USD" office:value="99">
            <text:p>$99.00</text:p>
          </table:table-cell>
          <table:table-cell table:style-name="ce22" office:value-type="currency" office:currency="USD" office:value="98">
            <text:p>$98.00</text:p>
          </table:table-cell>
          <table:table-cell/>
        </table:table-row>
        <table:table-row table:style-name="ro1">
          <table:table-cell table:formula="oooc:=[.A25]+PI()/20" office:value-type="float" office:value="3.76991118430775">
            <text:p>3.77</text:p>
          </table:table-cell>
          <table:table-cell table:formula="oooc:=SIN([.A26])+RAND()*0.1" office:value-type="float" office:value="-0.489735482416856">
            <text:p>-0.49</text:p>
          </table:table-cell>
          <table:table-cell table:number-columns-repeated="8"/>
        </table:table-row>
        <table:table-row table:style-name="ro1">
          <table:table-cell table:formula="oooc:=[.A26]+PI()/20" office:value-type="float" office:value="3.92699081698724">
            <text:p>3.93</text:p>
          </table:table-cell>
          <table:table-cell table:formula="oooc:=SIN([.A27])+RAND()*0.1" office:value-type="float" office:value="-0.633651622065608">
            <text:p>-0.63</text:p>
          </table:table-cell>
          <table:table-cell table:number-columns-repeated="8"/>
        </table:table-row>
        <table:table-row table:style-name="ro1">
          <table:table-cell table:formula="oooc:=[.A27]+PI()/20" office:value-type="float" office:value="4.08407044966673">
            <text:p>4.08</text:p>
          </table:table-cell>
          <table:table-cell table:formula="oooc:=SIN([.A28])+RAND()*0.1" office:value-type="float" office:value="-0.74060350042111">
            <text:p>-0.74</text:p>
          </table:table-cell>
          <table:table-cell/>
          <table:table-cell table:style-name="ce13" office:value-type="string">
            <text:p>CDU</text:p>
          </table:table-cell>
          <table:table-cell table:style-name="ce20" office:value-type="string">
            <text:p>SPD</text:p>
          </table:table-cell>
          <table:table-cell table:style-name="ce23" office:value-type="string">
            <text:p>Grüne</text:p>
          </table:table-cell>
          <table:table-cell table:style-name="ce24" office:value-type="string">
            <text:p>FDP</text:p>
          </table:table-cell>
          <table:table-cell table:style-name="ce25" office:value-type="string">
            <text:p>PDS</text:p>
          </table:table-cell>
          <table:table-cell table:style-name="ce26" office:value-type="string">
            <text:p>Andere</text:p>
          </table:table-cell>
          <table:table-cell office:value-type="string">
            <text:p>Summe</text:p>
          </table:table-cell>
        </table:table-row>
        <table:table-row table:style-name="ro1">
          <table:table-cell table:formula="oooc:=[.A28]+PI()/20" office:value-type="float" office:value="4.24115008234622">
            <text:p>4.24</text:p>
          </table:table-cell>
          <table:table-cell table:formula="oooc:=SIN([.A29])+RAND()*0.1" office:value-type="float" office:value="-0.795288510043229">
            <text:p>-0.8</text:p>
          </table:table-cell>
          <table:table-cell/>
          <table:table-cell table:style-name="ce14" table:formula="oooc:=[.D30]/[.$J$30]" office:value-type="percentage" office:value="0.342857142857143">
            <text:p>34.29%</text:p>
          </table:table-cell>
          <table:table-cell table:style-name="ce14" table:formula="oooc:=[.E30]/[.$J$30]" office:value-type="percentage" office:value="0.354285714285714">
            <text:p>35.43%</text:p>
          </table:table-cell>
          <table:table-cell table:style-name="ce14" table:formula="oooc:=[.F30]/[.$J$30]" office:value-type="percentage" office:value="0.114285714285714">
            <text:p>11.43%</text:p>
          </table:table-cell>
          <table:table-cell table:style-name="ce14" table:formula="oooc:=[.G30]/[.$J$30]" office:value-type="percentage" office:value="0.0857142857142857">
            <text:p>8.57%</text:p>
          </table:table-cell>
          <table:table-cell table:style-name="ce14" table:formula="oooc:=[.H30]/[.$J$30]" office:value-type="percentage" office:value="0.0457142857142857">
            <text:p>4.57%</text:p>
          </table:table-cell>
          <table:table-cell table:style-name="ce14" table:formula="oooc:=[.I30]/[.$J$30]" office:value-type="percentage" office:value="0.0571428571428571">
            <text:p>5.71%</text:p>
          </table:table-cell>
          <table:table-cell/>
        </table:table-row>
        <table:table-row table:style-name="ro1">
          <table:table-cell table:formula="oooc:=[.A29]+PI()/20" office:value-type="float" office:value="4.39822971502571">
            <text:p>4.4</text:p>
          </table:table-cell>
          <table:table-cell table:formula="oooc:=SIN([.A30])+RAND()*0.1" office:value-type="float" office:value="-0.922963238013719">
            <text:p>-0.92</text:p>
          </table:table-cell>
          <table:table-cell/>
          <table:table-cell office:value-type="float" office:value="1200">
            <text:p>1200</text:p>
          </table:table-cell>
          <table:table-cell office:value-type="float" office:value="1240">
            <text:p>1240</text:p>
          </table:table-cell>
          <table:table-cell office:value-type="float" office:value="400">
            <text:p>400</text:p>
          </table:table-cell>
          <table:table-cell office:value-type="float" office:value="300">
            <text:p>300</text:p>
          </table:table-cell>
          <table:table-cell office:value-type="float" office:value="160">
            <text:p>160</text:p>
          </table:table-cell>
          <table:table-cell office:value-type="float" office:value="200">
            <text:p>200</text:p>
          </table:table-cell>
          <table:table-cell table:formula="oooc:=SUM([.D30:.I30])" office:value-type="float" office:value="3500">
            <text:p>3500</text:p>
          </table:table-cell>
        </table:table-row>
        <table:table-row table:style-name="ro1">
          <table:table-cell table:formula="oooc:=[.A30]+PI()/20" office:value-type="float" office:value="4.5553093477052">
            <text:p>4.56</text:p>
          </table:table-cell>
          <table:table-cell table:formula="oooc:=SIN([.A31])+RAND()*0.1" office:value-type="float" office:value="-0.936119316703055">
            <text:p>-0.94</text:p>
          </table:table-cell>
          <table:table-cell table:number-columns-repeated="8"/>
        </table:table-row>
        <table:table-row table:style-name="ro1">
          <table:table-cell table:formula="oooc:=[.A31]+PI()/20" office:value-type="float" office:value="4.71238898038469">
            <text:p>4.71</text:p>
          </table:table-cell>
          <table:table-cell table:formula="oooc:=SIN([.A32])+RAND()*0.1" office:value-type="float" office:value="-0.921722266134677">
            <text:p>-0.92</text:p>
          </table:table-cell>
          <table:table-cell table:number-columns-repeated="8"/>
        </table:table-row>
        <table:table-row table:style-name="ro1">
          <table:table-cell table:formula="oooc:=[.A32]+PI()/20" office:value-type="float" office:value="4.86946861306418">
            <text:p>4.87</text:p>
          </table:table-cell>
          <table:table-cell table:formula="oooc:=SIN([.A33])+RAND()*0.1" office:value-type="float" office:value="-0.985978999383097">
            <text:p>-0.99</text:p>
          </table:table-cell>
          <table:table-cell table:number-columns-repeated="8"/>
        </table:table-row>
        <table:table-row table:style-name="ro1">
          <table:table-cell table:formula="oooc:=[.A33]+PI()/20" office:value-type="float" office:value="5.02654824574367">
            <text:p>5.03</text:p>
          </table:table-cell>
          <table:table-cell table:formula="oooc:=SIN([.A34])+RAND()*0.1" office:value-type="float" office:value="-0.933540629292918">
            <text:p>-0.93</text:p>
          </table:table-cell>
          <table:table-cell table:number-columns-repeated="8"/>
        </table:table-row>
        <table:table-row table:style-name="ro1">
          <table:table-cell table:formula="oooc:=[.A34]+PI()/20" office:value-type="float" office:value="5.18362787842316">
            <text:p>5.18</text:p>
          </table:table-cell>
          <table:table-cell table:formula="oooc:=SIN([.A35])+RAND()*0.1" office:value-type="float" office:value="-0.814248187085184">
            <text:p>-0.81</text:p>
          </table:table-cell>
          <table:table-cell table:number-columns-repeated="8"/>
        </table:table-row>
        <table:table-row table:style-name="ro1">
          <table:table-cell table:formula="oooc:=[.A35]+PI()/20" office:value-type="float" office:value="5.34070751110265">
            <text:p>5.34</text:p>
          </table:table-cell>
          <table:table-cell table:formula="oooc:=SIN([.A36])+RAND()*0.1" office:value-type="float" office:value="-0.751500933485474">
            <text:p>-0.75</text:p>
          </table:table-cell>
          <table:table-cell table:number-columns-repeated="8"/>
        </table:table-row>
        <table:table-row table:style-name="ro1">
          <table:table-cell table:formula="oooc:=[.A36]+PI()/20" office:value-type="float" office:value="5.49778714378214">
            <text:p>5.5</text:p>
          </table:table-cell>
          <table:table-cell table:formula="oooc:=SIN([.A37])+RAND()*0.1" office:value-type="float" office:value="-0.643419808952295">
            <text:p>-0.64</text:p>
          </table:table-cell>
          <table:table-cell table:number-columns-repeated="8"/>
        </table:table-row>
        <table:table-row table:style-name="ro1">
          <table:table-cell table:formula="oooc:=[.A37]+PI()/20" office:value-type="float" office:value="5.65486677646163">
            <text:p>5.65</text:p>
          </table:table-cell>
          <table:table-cell table:formula="oooc:=SIN([.A38])+RAND()*0.1" office:value-type="float" office:value="-0.498992516447254">
            <text:p>-0.5</text:p>
          </table:table-cell>
          <table:table-cell table:number-columns-repeated="8"/>
        </table:table-row>
        <table:table-row table:style-name="ro1">
          <table:table-cell table:formula="oooc:=[.A38]+PI()/20" office:value-type="float" office:value="5.81194640914112">
            <text:p>5.81</text:p>
          </table:table-cell>
          <table:table-cell table:formula="oooc:=SIN([.A39])+RAND()*0.1" office:value-type="float" office:value="-0.388155431380584">
            <text:p>-0.39</text:p>
          </table:table-cell>
          <table:table-cell table:number-columns-repeated="8"/>
        </table:table-row>
        <table:table-row table:style-name="ro1">
          <table:table-cell table:formula="oooc:=[.A39]+PI()/20" office:value-type="float" office:value="5.96902604182061">
            <text:p>5.97</text:p>
          </table:table-cell>
          <table:table-cell table:formula="oooc:=SIN([.A40])+RAND()*0.1" office:value-type="float" office:value="-0.287117767544654">
            <text:p>-0.29</text:p>
          </table:table-cell>
          <table:table-cell table:number-columns-repeated="8"/>
        </table:table-row>
        <table:table-row table:style-name="ro1">
          <table:table-cell table:formula="oooc:=[.A40]+PI()/20" office:value-type="float" office:value="6.1261056745001">
            <text:p>6.13</text:p>
          </table:table-cell>
          <table:table-cell table:formula="oooc:=SIN([.A41])+RAND()*0.1" office:value-type="float" office:value="-0.0589241128694329">
            <text:p>-0.06</text:p>
          </table:table-cell>
          <table:table-cell table:number-columns-repeated="8"/>
        </table:table-row>
        <table:table-row table:style-name="ro1">
          <table:table-cell table:formula="oooc:=[.A41]+PI()/20" office:value-type="float" office:value="6.28318530717959">
            <text:p>6.28</text:p>
          </table:table-cell>
          <table:table-cell table:formula="oooc:=SIN([.A42])+RAND()*0.1" office:value-type="float" office:value="0.0883249840644768">
            <text:p>0.09</text:p>
          </table:table-cell>
          <table:table-cell table:number-columns-repeated="8"/>
        </table:table-row>
      </table:table>
      <table:named-expressions>
        <table:named-range table:name="MonthCity" table:base-cell-address="2D.G4" table:cell-range-address="$Data.$D$1:.$J$4"/>
        <table:named-range table:name="RandomSine" table:base-cell-address="2D.B47" table:cell-range-address="$Data.$A$1:.$B$42"/>
        <table:named-range table:name="StockData" table:base-cell-address="2D.D9" table:cell-range-address="$Data.$D$7:.$I$25"/>
        <table:named-range table:name="ElectionResults" table:base-cell-address="2D.D9" table:cell-range-address="$Data.$D$28:.$I$2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lbany" fo:language="de" fo:country="DE" style:font-name-asian="HG Mincho Light J" style:language-asian="en" style:country-asian="US" style:font-name-complex="Arial Unicode MS"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de" fo:country="DE"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date-style style:name="N110">
      <number:month number:textual="true"/>
    </number:date-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1" number:min-exponent-digits="1"/>
    </number:number-style>
    <number:number-style style:name="N128P0" style:volatile="true">
      <number:number number:decimal-places="0" number:min-integer-digits="1" number:grouping="true"/>
      <number:text> DM</number:text>
    </number:number-style>
    <number:number-style style:name="N128">
      <number:text>-</number:text>
      <number:number number:decimal-places="0" number:min-integer-digits="1" number:grouping="true"/>
      <number:text> DM</number:text>
      <style:map style:condition="value()&gt;=0" style:apply-style-name="N128P0"/>
    </number:number-style>
    <number:number-style style:name="N129P0" style:volatile="true">
      <number:number number:decimal-places="0" number:min-integer-digits="1" number:grouping="true"/>
      <number:text> DM</number:text>
    </number:number-style>
    <number:number-style style:name="N129">
      <style:text-properties fo:color="#ff0000"/>
      <number:text>-</number:text>
      <number:number number:decimal-places="0" number:min-integer-digits="1" number:grouping="true"/>
      <number:text> DM</number:text>
      <style:map style:condition="value()&gt;=0" style:apply-style-name="N129P0"/>
    </number:number-style>
    <number:number-style style:name="N131P0" style:volatile="true">
      <number:number number:decimal-places="2" number:min-integer-digits="1" number:grouping="true"/>
      <number:text> DM</number:text>
    </number:number-style>
    <number:number-style style:name="N131">
      <number:text>-</number:text>
      <number:number number:decimal-places="2" number:min-integer-digits="1" number:grouping="true"/>
      <number:text> DM</number:text>
      <style:map style:condition="value()&gt;=0" style:apply-style-name="N131P0"/>
    </number:number-style>
    <number:number-style style:name="N132P0" style:volatile="true">
      <number:number number:decimal-places="2" number:min-integer-digits="1" number:grouping="true"/>
      <number:text> DM</number:text>
    </number:number-style>
    <number:number-style style:name="N132">
      <style:text-properties fo:color="#ff0000"/>
      <number:text>-</number:text>
      <number:number number:decimal-places="2" number:min-integer-digits="1" number:grouping="true"/>
      <number:text> DM</number:text>
      <style:map style:condition="value()&gt;=0" style:apply-style-name="N132P0"/>
    </number:number-style>
    <number:number-style style:name="N134P0" style:volatile="true">
      <number:number number:decimal-places="0" number:min-integer-digits="1" number:grouping="true"/>
      <number:text> DM</number:text>
    </number:number-style>
    <number:number-style style:name="N134P1" style:volatile="true">
      <number:text>-</number:text>
      <number:number number:decimal-places="0" number:min-integer-digits="1" number:grouping="true"/>
      <number:text> DM</number:text>
    </number:number-style>
    <number:number-style style:name="N134">
      <number:text>- DM</number:text>
      <style:map style:condition="value()&gt;0" style:apply-style-name="N134P0"/>
      <style:map style:condition="value()&lt;0" style:apply-style-name="N134P1"/>
    </number:number-style>
    <number:number-style style:name="N136P0" style:volatile="true">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
      <number:text>- </number:text>
      <style:map style:condition="value()&gt;0" style:apply-style-name="N136P0"/>
      <style:map style:condition="value()&lt;0" style:apply-style-name="N136P1"/>
    </number:number-style>
    <number:number-style style:name="N138P0" style:volatile="true">
      <number:number number:decimal-places="2" number:min-integer-digits="1" number:grouping="true"/>
      <number:text> DM</number:text>
    </number:number-style>
    <number:number-style style:name="N138P1" style:volatile="true">
      <number:text>-</number:text>
      <number:number number:decimal-places="2" number:min-integer-digits="1" number:grouping="true"/>
      <number:text> DM</number:text>
    </number:number-style>
    <number:number-style style:name="N138">
      <number:text>-</number:text>
      <number:number number:decimal-places="0" number:min-integer-digits="0"/>
      <number:text> DM</number:text>
      <style:map style:condition="value()&gt;0" style:apply-style-name="N138P0"/>
      <style:map style:condition="value()&lt;0" style:apply-style-name="N138P1"/>
    </number:number-style>
    <number:number-style style:name="N140P0" style:volatile="true">
      <number:number number:decimal-places="2" number:min-integer-digits="1" number:grouping="true"/>
      <number:text> </number:text>
    </number:number-style>
    <number:number-style style:name="N140P1" style:volatile="true">
      <number:text>-</number:text>
      <number:number number:decimal-places="2" number:min-integer-digits="1" number:grouping="true"/>
      <number:text> </number:text>
    </number:number-style>
    <number:number-style style:name="N140">
      <number:text>-</number:text>
      <number:number number:decimal-places="0" number:min-integer-digits="0"/>
      <number:text> </number:text>
      <style:map style:condition="value()&gt;0" style:apply-style-name="N140P0"/>
      <style:map style:condition="value()&lt;0" style:apply-style-name="N140P1"/>
    </number:number-style>
    <number:number-style style:name="N141">
      <number:number number:decimal-places="0" number:min-integer-digits="0" number:grouping="true"/>
      <number:text> K</number:text>
    </number:number-style>
    <number:date-style style:name="N142">
      <number:day/>
      <number:text>. </number:text>
      <number:month number:style="long" number:textual="true"/>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8.2673in" fo:page-height="11.6925in"/>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01">09/01/2006</text:date>, <text:time>13:19: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Linux OpenOffice.org_project/680m172$Build-9037$CWS-chart2mst3</meta:generator>
    <meta:creation-date>1999-07-30T11:11:32</meta:creation-date>
    <dc:date>2006-09-01T13:19:29</dc:date>
    <dc:language>de-DE</dc:language>
    <meta:editing-cycles>0</meta:editing-cycles>
    <meta:editing-duration>PT0S</meta:editing-duration>
    <meta:user-defined meta:name="Info 0"/>
    <meta:user-defined meta:name="Info 1"/>
    <meta:user-defined meta:name="Info 2"/>
    <meta:user-defined meta:name="Info 3"/>
    <meta:document-statistic meta:table-count="3" meta:cell-count="255" meta:object-count="10"/>
  </office:meta>
</office:document-meta>
</file>

<file path=Basic/Standard/Area.xml><?xml version="1.0" encoding="utf-8"?>
<!DOCTYPE module  PUBLIC '-//OpenOffice.org//DTD OfficeDocument 1.0//EN'  'module.dtd'>
<script:module xmlns:script="http://openoffice.org/2000/script" script:name="Area" script:language="StarBasic">REM  *****  BASIC  *****
Option Explicit

Sub Main

Dim Const aName As String = "NetChart"
Dim oChart As Object
Dim oArea As Object
Dim Const sGradientName As String = "My API Gradient"

	oChart = getChartByName( "2D", aName )
	If Not IsNull( oChart ) Then
		oChart.lockControllers

		addGradient( oChart, sGradientName )
		oChart.firstDiagram.Wall.FillStyle = com.sun.star.drawing.FillStyle.NONE
		oArea = oChart.PageBackground
		oArea.FillGradientName = sGradientName
		oArea.FillStyle = com.sun.star.drawing.FillStyle.GRADIENT

		oChart.unlockControllers
	Else
		Print "Chart """; aName; """ not found"
	End If
End Sub

Sub addGradient( oChart As Object, sGradientName As String )
Dim aGradient As New com.sun.star.awt.Gradient
Dim oGradientTable As Object

	With aGradient
		.Style = com.sun.star.awt.GradientStyle.LINEAR
		.StartColor = RGB( 255, 255, 255 )
		.EndColor = RGB( 200, 250, 255 )
		.Angle = 120
		.XOffset = 0
		.YOffset = 0
		.StartIntensity = 100
		.EndIntensity = 100
	End With
	
	Set oGradientTable = oChart.createInstance( "com.sun.star.drawing.GradientTable" )
	If Not IsNull( oGradientTable ) Then
		If Not oGradientTable.hasByName( sGradientName ) Then
	   		oGradientTable.insertByName( sGradientName, aGradient )
	   	End If
	Else
		Print "Invalid Gradient Table"
	End If
End Sub
</script:module>
</file>

<file path=Basic/Standard/Axis.xml><?xml version="1.0" encoding="utf-8"?>
<!DOCTYPE module  PUBLIC '-//OpenOffice.org//DTD OfficeDocument 1.0//EN'  'module.dtd'>
<script:module xmlns:script="http://openoffice.org/2000/script" script:name="Axis" script:language="StarBasic">REM  *****  BASIC  *****

Sub Main
Dim Const aName As String = "BarChart"
Dim oChart As Object
Dim oAxis As Object
Dim aScaleData As Object

	oChart = getChartByName( "2D", aName )
	If Not IsNull( oChart ) Then
		Set oAxis = oChart.firstDiagram.CoordinateSystems(0).getAxisByDimension(1,0)
		createTitle( oAxis, "My New API Title" )
		
		aScaleData = oAxis.ScaleData
		aScaleData.Maximum = 4000
		oAxis.ScaleData = aScaleData
	Else
		Print "Chart """; aName; """ not found"
	End If
End Sub

Sub createTitle( oTitled As Object, sText As String )
Dim oFormattedString As Object
Dim oTitle As Object
Dim aStrings(0) As Object
	
	Set oTitle = createUNOService( "com.sun.star.chart2.Title" )

	Set oFormattedString = createUNOService( "com.sun.star.chart2.FormattedString" )
	oFormattedString.String = sText
	oFormattedString.CharColor = RGB( 0, 0, 128 )
	oFormattedString.CharWeight = com.sun.star.awt.FontWeight.BOLD
	oFormattedString.CharHeight = 10.0
	Set aStrings(0) = oFormattedString

	oTitle.Text = aStrings
	oTitle.TextRotation = 90.0
	oTitled.Title = oTitle
End Sub
</script:module>
</file>

<file path=Basic/Standard/CreateCharts.xml><?xml version="1.0" encoding="utf-8"?>
<!DOCTYPE module  PUBLIC '-//OpenOffice.org//DTD OfficeDocument 1.0//EN'  'module.dtd'>
<script:module xmlns:script="http://openoffice.org/2000/script" script:name="CreateCharts" script:language="StarBasic">REM  *****  BASIC  *****

Option Explicit

Sub Create2DCharts()

Dim Const aSheetName As String = "2D"

Dim mRangeAddress(0) As New com.sun.star.table.CellRangeAddress
Dim aRect As New com.sun.star.awt.Rectangle
Dim oChartCollection As Object
Dim oSheet As Object

	oSheet = Thiscomponent.Sheets.getByName( aSheetName )
	If Not IsNull( oSheet ) Then
		oChartCollection = oSheet.Charts
	Else
		Print "Sheet """; aSheetName; """ not found"
		Exit Sub
	End If

	With aRect
		.X		= 200 :	.Y		= 500
		.Width	= 12000 :	.Height	= 10000
	End With

	createBarChart( oChartCollection, aRect )
	
	aRect.X = aRect.X + aRect.Width + 100
	createNetChart( oChartCollection, aRect )
	
	aRect.X = aRect.X - aRect.Width - 100
	aRect.Y = aRect.Y + aRect.Height + 100
	createPieChart( oChartCollection, aRect )	

	aRect.X = aRect.X + aRect.Width + 100
	createXYChart( oChartCollection, aRect )

	aRect.X = aRect.X - aRect.Width - 100
	aRect.Y = aRect.Y + aRect.Height + 100
	aRect.Width = aRect.Width * 2
	aRect.Height = aRect.Height * 1.2
	createStockChart( oChartCollection, aRect )
End Sub

' ========================================

Sub Create3DCharts()
Dim Const aSheetName As String = "3D"

Dim mRangeAddress(0) As New com.sun.star.table.CellRangeAddress
Dim aRect As New com.sun.star.awt.Rectangle
Dim oChartCollection As Object
Dim oSheet As Object

	oSheet = Thiscomponent.Sheets.getByName( aSheetName )
	If Not IsNull( oSheet ) Then
		oChartCollection = oSheet.Charts
	Else
		Print "Sheet """; aSheetName; """ not found"
		Exit Sub
	End If

	With aRect
		.X		= 200 :	.Y		= 500
		.Width	= 12000 :	.Height	= 10000
	End With
	
	create3dBarChart( oChartCollection, aRect )
End Sub

' ========================================

Function createChart( oChartCollection As Object, aRect As com.sun.star.awt.Rectangle, _
	aChartName As String, aTemplateName As String, aNamedRangeForData As String, _
	nDataRowSource As Integer, bFirstCellAsLabel As Boolean, bHasCategories As Boolean )

Dim oChart As Object
Dim oDataSource As Object
Dim oChartTypeManager As Object
Dim oTemplate As Object
Dim aArguments(3) As New com.sun.star.beans.PropertyValue
Dim aEmptyRange(0) As New com.sun.star.table.CellRangeAddress

	If Not oChartCollection.HasByName( aChartName ) Then
		' This method is from the Calc API based on the old Chart API
		' you pass a range and "FirstColumnAsLabel" and "FirstRowAsLabel"
		' but no DataRowSource. This API is no longer suitable for the new Chart
		' but currently it is the only way to add a chart.
		' So this adds a chart with an empty range and fills the data correctly in
		' a later step
		oChartCollection.addNewByName( aChartName, aRect, aEmptyRange, False, False )
		oChart = oChartCollection.getByName( aChartName ).EmbeddedObject
		' avoid assertion by setting the range to something
		With aEmptyRange(0)
			.Sheet = "Data"
			.StartColumn = 0
			.EndColumn = 1
			.StartRow = 0
			.EndRow = 1
		End With
		
		Set oDataSource = createUNOService( "com.sun.star.chart2.data.DataSource" )
		Set oChartTypeManager = createUNOService( "com.sun.star.chart2.ChartTypeManager" )
		Set oTemplate = oChartTypeManager.createInstance( aTemplateName )
		aArguments(0).Name = "CellRangeRepresentation"
		aArguments(0).Value = Thiscomponent.NamedRanges.getByName( aNamedRangeForData ).Content
		aArguments(1).Name = "DataRowSource"
		aArguments(1).Value = nDataRowSource
		aArguments(2).Name = "FirstCellAsLabel"
		aArguments(2).Value = bFirstCellAsLabel
		aArguments(3).Name = "HasCategories"
		aArguments(3).Value = bHasCategories
		oDataSource = oChart.DataProvider.createDataSource( aArguments )
		oChart.firstDiagram = oTemplate.createDiagramByDataSource( oDataSource, aArguments )
		' Workaround: this is fixed in the source, but not in the current build yet
		' setting a diagram does not set the chart to modified, therefore the view is not updated
		oChart.setModified( True )
	End If	

	createChart = oChart

End Function

' ========================================

Sub createBarChart( oChartCollection As Object, aRect As com.sun.star.awt.Rectangle )	
	createChart( oChartCollection, aRect, _
	"BarChart", "com.sun.star.chart2.template.Column", "MonthCity", _
	com.sun.star.chart.ChartDataRowSource.ROWS, True, True )
End Sub

' ========================================

Sub createNetChart( oChartCollection As Object, aRect As com.sun.star.awt.Rectangle )	
	createChart( oChartCollection, aRect, _
	"NetChart", "com.sun.star.chart2.template.Net", "MonthCity", _
	com.sun.star.chart.ChartDataRowSource.COLUMNS, True, True )
End Sub

' ========================================

Sub createPieChart( oChartCollection As Object, aRect As com.sun.star.awt.Rectangle )
Dim oChart As Object
Dim oLegend As Object
	Set oChart = createChart( oChartCollection, aRect, _
		"PieChart", "com.sun.star.chart2.template.Pie", "ElectionResults", _
		com.sun.star.chart.ChartDataRowSource.ROWS, False, True )

	If Not IsNull( oChart ) Then
		' add legend at the bottom
		Set oLegend = createUNOService( "com.sun.star.chart2.Legend" )
		oLegend.AnchorPosition = com.sun.star.chart2.LegendPosition.PAGE_END
		oLegend.Expansion = com.sun.star.chart2.LegendExpansion.WIDE
		oLegend.CharHeight = 10.0
		oChart.firstDiagram.Legend = oLegend
	End If	
End Sub

' ========================================

Sub createXYChart( oChartCollection As Object, aRect As com.sun.star.awt.Rectangle )
Dim oChart As Object
	Set oChart = createChart( oChartCollection, aRect, _
		"XYChart", "com.sun.star.chart2.template.ScatterLine", "RandomSine", _
		com.sun.star.chart.ChartDataRowSource.COLUMNS, True, False )

	If Not IsNull( oChart ) Then
		oChart.firstDiagram.CoordinateSystems(0).ChartTypes(0).DataSeries(0).LineWidth = _
			60	' 0.6 mm
		oChart.firstDiagram.CoordinateSystems(0).getAxisByDimension(0,0).GridProperties.Show = _
			True
	End If	
End Sub

' ========================================

Sub createStockChart( oChartCollection As Object, aRect As com.sun.star.awt.Rectangle )
Dim oChart As Object
	Set oChart = createChart( oChartCollection, aRect, _
		"StockChart", "com.sun.star.chart2.template.StockVolumeOpenLowHighClose", "StockData", _
		com.sun.star.chart.ChartDataRowSource.COLUMNS, True, True )

	If Not IsNull( oChart ) Then
		' Category Axis
		oChart.firstDiagram.CoordinateSystems(0).getAxisByDimension(0,0).TextBreak = False
		' Bar (Volume)
		oChart.firstDiagram.CoordinateSystems(0).ChartTypes(0).DataSeries(0).Color = _
			RGB( 255, 150, 200 )
		' Candlestick
		oChart.firstDiagram.CoordinateSystems(0).ChartTypes(1).DataSeries(0).Color = _
			RGB( 40, 80, 160 )
		oChart.firstDiagram.CoordinateSystems(0).ChartTypes(1).Japanese = True
	End If	
End Sub

' ========================================

Sub create3DBarChart( oChartCollection As Object, aRect As com.sun.star.awt.Rectangle )
Dim oChart As Object
Dim oTitle As Object
Dim oLegend As Object
	Set oChart = createChart( oChartCollection, aRect, _
		"ThreeDBar", "com.sun.star.chart2.template.ThreeDColumnDeep", "MonthCity", _
		com.sun.star.chart.ChartDataRowSource.COLUMNS, True, True )

	If Not IsNull( oChart ) Then
		Set oTitle = createMainTitle( "Three Dimensions", 20.0 )
		Set oLegend = createUNOService( "com.sun.star.chart2.Legend" )
		oLegend.AnchorPosition = com.sun.star.chart2.LegendPosition.PAGE_END
		oLegend.Expansion = com.sun.star.chart2.LegendExpansion.WIDE
		oChart.Title = oTitle
		oChart.firstDiagram.Legend = oLegend
	End If
End Sub
</script:module>
</file>

<file path=Basic/Standard/Legend.xml><?xml version="1.0" encoding="utf-8"?>
<!DOCTYPE module  PUBLIC '-//OpenOffice.org//DTD OfficeDocument 1.0//EN'  'module.dtd'>
<script:module xmlns:script="http://openoffice.org/2000/script" script:name="Legend" script:language="StarBasic">REM  *****  BASIC  *****

Sub Main
Dim Const aName As String = "StockChart"
Dim oChart As Object
Dim oLegend As Object

	Set oChart = getChartByName( "2D", aName )
	If Not IsNull( oChart ) Then
		' add legend at the bottom
		Set oLegend = createUNOService( "com.sun.star.chart2.Legend" )
		oLegend.AnchorPosition = com.sun.star.chart2.LegendPosition.LINE_END
		oLegend.Expansion = com.sun.star.chart2.LegendExpansion.BALANCED
		oLegend.CharHeight = 24.0
		oLegend.FillColor = RGB( 200, 140, 80 )
		oLegend.LineWidth = 100 ' 0.1 cm

		oChart.lockControllers

		oChart.firstDiagram.Legend = oLegend

		oChart.PageBackground.FillColor = RGB( 100, 70, 40 )
		oChart.firstDiagram.Wall.FillColor = RGB( 200, 140, 80 )
		
		' all axis text to white
		oChart.firstDiagram.CoordinateSystems(0).getAxisByDimension(0,0).CharColor = RGB( 255, 255, 255 )
		oChart.firstDiagram.CoordinateSystems(0).getAxisByDimension(1,0).CharColor = RGB( 255, 255, 255 )
		oChart.firstDiagram.CoordinateSystems(0).getAxisByDimension(1,1).CharColor = RGB( 255, 255, 255 )
		
		oChart.unlockControllers
	Else
		Print "Chart """; aName; """ not found"
	End If
End Sub
</script:module>
</file>

<file path=Basic/Standard/Pie.xml><?xml version="1.0" encoding="utf-8"?>
<!DOCTYPE module  PUBLIC '-//OpenOffice.org//DTD OfficeDocument 1.0//EN'  'module.dtd'>
<script:module xmlns:script="http://openoffice.org/2000/script" script:name="Pie" script:language="StarBasic">REM  *****  BASIC  *****
Option Explicit

Sub Main

Dim aName As String
Dim oChartCollection As Object
Dim oChart As Object
Dim nRows As Integer, i As Integer
Dim aRange As New com.sun.star.table.CellRangeAddress
Dim oSheet As Object

Dim oCellRangeAccess As Object
Dim oDiagram As Object
Dim oSeries As Object
Dim oData As Object
Dim oCategories As Object
Dim aCellRanges() As Object
Dim iCR As Integer
Dim aLabel As new com.sun.star.chart2.DataPointLabel

	aName = "PieChart"
	oChart = getTableChartByName( "2D", aName )
	If Not IsNull( oChart ) Then		
'		aRange = oChart.Ranges(0)
		oChart = oChart.EmbeddedObject
		
		oCellRangeAccess = ThisComponent.Sheets
		oDiagram = oChart.firstDiagram
		oSeries = oDiagram.CoordinateSystems(0).ChartTypes(0).DataSeries(0)
		' get the data range of the categories to obtain the colors of the labels
		oCategories = oDiagram.CoordinateSystems(0).getAxisByDimension(0,0).ScaleData.Categories
		oData = oCategories.Values
		
		' prevent view updates
		oChart.lockControllers

		oChart.PageBackground.FillColor = RGB( 240, 220, 255 )
		oSeries.CharHeight = 10.0
		
		With aLabel
			.ShowNumber = False
			.ShowNumberInPercent = True
			.ShowCategoryName = False
			.ShowLegendSymbol = False
		End With
		
		aCellRanges = oCellRangeAccess.getCellRangesByName( oData.SourceRangeRepresentation )
		For iCR = LBound( aCellRanges ) To UBound( aCellRanges )
			aRange = aCellRanges( iCR ).RangeAddress

			nRows = aRange.EndColumn - aRange.StartColumn
			oSheet = Thiscomponent.Sheets( aRange.Sheet )
			For i = 0 To nRows
				With oSeries.getDataPointByIndex( i )
					' set color to corresponding cell background
					' note: it is assumed here that the categories span a row not a column
		 	 		.Color = oSheet.getCellByPosition( aRange.StartColumn + i, aRange.StartRow ).CellBackColor
		 	 		.Label = aLabel
		 			.Offset = (1 + i Mod 2) * 0.2
				End With
			Next i
		Next iCR

		' allow view updates
		oChart.unlockControllers
	Else
		Print "Chart """; aName; """ not found"
	End If
End Sub
</script:module>
</file>

<file path=Basic/Standard/SharedObjectDemo.xml><?xml version="1.0" encoding="utf-8"?>
<!DOCTYPE module  PUBLIC '-//OpenOffice.org//DTD OfficeDocument 1.0//EN'  'module.dtd'>
<script:module xmlns:script="http://openoffice.org/2000/script" script:name="SharedObjectDemo" script:language="StarBasic">REM  *****  BASIC  *****

Sub Main
Dim aNames(3) As String
Dim oChart As Object
Dim oLegend As Object

	aNames(0) = "BarChart"
	aNames(1) = "NetChart"
	aNames(2) = "PieChart"
	aNames(3) = "XYChart"

	' create a legend
	Set oLegend = createUNOService( "com.sun.star.chart2.Legend" )
	oLegend.AnchorPosition = com.sun.star.chart2.LegendPosition.PAGE_END
	oLegend.Expansion = com.sun.star.chart2.LegendExpansion.WIDE
	oLegend.CharHeight = 12.0
	oLegend.FillColor = RGB( 80, 160, 50 )
	oLegend.LineColor = RGB( 160, 80, 50 )

	For i = LBound( aNames ) To UBound( aNames )
		Set oChart = getChartByName( "2D", aNames(i) )
		If Not IsNull( oChart ) Then
			oChart.firstDiagram.Legend = oLegend
		End If
	Next i
End Sub
</script:module>
</file>

<file path=Basic/Standard/Statistics.xml><?xml version="1.0" encoding="utf-8"?>
<!DOCTYPE module  PUBLIC '-//OpenOffice.org//DTD OfficeDocument 1.0//EN'  'module.dtd'>
<script:module xmlns:script="http://openoffice.org/2000/script" script:name="Statistics" script:language="StarBasic">REM  *****  BASIC  *****

Sub Main
Dim aName As String
Dim oChart As Object
Dim oSeries As Object
Dim oCurves(0) As Object
Dim sRSquare As String
Dim sFormula As String
Dim oCalculator As Object
Dim aXValues() As Double
Dim aYValues() As Double

	' Note: there is also the addRegressionCurve() method, but then
	' repeatedly calling this macro would add more and more curves
	aName = "BarChart"
	oChart = getChartByName( "2D", aName )
	If Not IsNull( oChart ) Then
		oSeries = oChart.firstDiagram.CoordinateSystems(0).ChartTypes(0).DataSeries(1)
		Set oCurves(0) = createUNOService( "com.sun.star.chart2.MeanValueRegressionCurve" )
		oCurves(0).LineWidth = 40
		oCurves(0).LineColor = oSeries.Color
		oSeries.setRegressionCurves( oCurves() )
	Else
		Print "Chart """; aName; """ not found"
	End If
	
	aName = "XYChart"
	Set oChart = getChartByName( "2D", aName )
	If Not IsNull( oChart ) Then
		oSeries = oChart.firstDiagram.CoordinateSystems(0).ChartTypes(0).DataSeries(0)
		Set oCurves(0) = createUNOService( "com.sun.star.chart2.LinearRegressionCurve" )
		oCurves(0).LineWidth = 60
		oCurves(0).LineColor = oSeries.Color
		oSeries.setRegressionCurves( oCurves() )
		Set oCalculator = oCurves(0).Calculator
		aXValues = oSeries.DataSequences(0).Values.NumericalData
		aYValues = oSeries.DataSequences(1).Values.NumericalData
		oCalculator.recalculateRegression( aXValues, aYValues )
		Print oCalculator.Representation
		Print oCalculator.CorrelationCoefficient
	Else
		Print "Chart """; aName; """ not found"
	End If
End Sub
</script:module>
</file>

<file path=Basic/Standard/SymbolSize.xml><?xml version="1.0" encoding="utf-8"?>
<!DOCTYPE module  PUBLIC '-//OpenOffice.org//DTD OfficeDocument 1.0//EN'  'module.dtd'>
<script:module xmlns:script="http://openoffice.org/2000/script" script:name="SymbolSize" script:language="StarBasic">REM  *****  BASIC  *****
Option Explicit

Sub Main
Dim Const aSymbolImageUrl As String = _
	"http://marketing.openoffice.org/art/galleries/marketing/web_buttons/nicu/36x13_1.png"
Dim Const aBackgroundImageUrl As String = _
	"http://www.openoffice.org/branding/images/eggsopen_v6_with_gull.gif"
Dim Const sBitmapName As String = "SeaGull"

Dim aName As String
Dim oChart As Object
Dim oSeries As Object
Dim oSymbolGraphic As Object
Dim oFillBitmap As Object
Dim aSymbol As New com.sun.star.chart2.Symbol

	aName = "XYChart"
	Set oChart = getChartByName( "2D", aName )
	Set oSymbolGraphic = getGraphic( aSymbolImageUrl )
	Set oFillBitmap = getGraphic( aBackgroundImageUrl )
	If Not IsNull( oChart ) Then
		If Not IsNull( oSymbolGraphic ) Then
			oChart.lockControllers
			Set oSeries = oChart.firstDiagram.CoordinateSystems(0).ChartTypes(0).DataSeries(0)
			With aSymbol
				.Style = com.sun.star.chart2.SymbolStyle.GRAPHIC
				.Graphic = oSymbolGraphic
				If oSymbolGraphic.Size100thMM.Width = 0 Then
					' height of 0.4 cm
					.Size = getSizeWithAspect( 400, oSymbolGraphic.SizePixel )
				Else
					.Size = oSymbolGraphic.Size100thMM
				EndIf
			End With
			oSeries.Symbol = aSymbol
			oChart.unlockControllers
		End If
		
		If Not IsNull( oFillBitmap ) Then
			oChart.lockControllers
			addFillBitmap( oChart, sBitmapName, aBackgroundImageUrl )
			With oChart.PageBackground
				.FillStyle = com.sun.star.drawing.FillStyle.BITMAP
				.FillBitmapName = sBitmapName
				.FillBitmapMode = com.sun.star.drawing.BitmapMode.STRETCH
			End With
			
			oChart.firstDiagram.Wall.FillTransparence = 50
			oChart.unlockControllers
		End If
	Else
		Print "Chart """; aName; """ not found"
	End If
End Sub

Function getGraphic( aURL As String ) As Object
Dim oGraphicProvider As Object
Dim oGraphic As Object
Dim aArgs(0) As new com.sun.star.beans.PropertyValue

	oGraphicProvider = createUNOService( "com.sun.star.graphic.GraphicProvider" )
	If Not IsNull( oGraphicProvider ) Then
		aArgs(0).Name = "URL"
		aArgs(0).Value = aURL
		oGraphic = oGraphicProvider.queryGraphic( aArgs )
	End If
	getGraphic= oGraphic
End Function

Function getSizeWithAspect( nHeight As Long, aRefSize As com.sun.star.awt.Size )
Dim aSize As New com.sun.star.awt.Size
Dim fAspect As Double

	fAspect = CDbl( aRefSize.Width ) / CDbl( aRefSize.Height )
	aSize.Width = nHeight * fAspect
	aSize.Height = nHeight
	getSizeWithAspect = aSize
End Function

Sub addFillBitmap( oChart As Object, sBitmapName As String, sURL As String )
Dim oBitmapTable As Object

	Set oBitmapTable = oChart.createInstance( "com.sun.star.drawing.BitmapTable" )
	If Not IsNull( oBitmapTable ) Then
		If Not oBitmapTable.hasByName( sBitmapName ) Then
	   		oBitmapTable.insertByName( sBitmapName, sURL )
	   	End If
	Else
		Print "Invalid Bitmap Table"
	End If
End Sub
</script:module>
</file>

<file path=Basic/Standard/ThreeD.xml><?xml version="1.0" encoding="utf-8"?>
<!DOCTYPE module  PUBLIC '-//OpenOffice.org//DTD OfficeDocument 1.0//EN'  'module.dtd'>
<script:module xmlns:script="http://openoffice.org/2000/script" script:name="ThreeD" script:language="StarBasic">REM  *****  BASIC  *****

Sub Main
Dim Const aName As String = "ThreeDBar"
Dim oChart As Object
Dim oDiagram As Object
Dim aDataSeries() As Object
'Dim aMatrix As New com.sun.star.drawing.HomogenMatrix

'	aMatrix.Line1.Column1 = 0.850209188873771 : aMatrix.Line1.Column2 = -0.461388716854922 : aMatrix.Line1.Column3 = 0.253505004119393 : aMatrix.Line1.Column4 = 0
'	aMatrix.Line2.Column1 = 0.293476039291154 : aMatrix.Line2.Column2 = 0.81516816995275 : aMatrix.Line2.Column3 = 0.499372275019211 : aMatrix.Line2.Column4 = 0
'	aMatrix.Line3.Column1 = -0.437053943485907 : aMatrix.Line3.Column2 = -0.350173252340685 : aMatrix.Line3.Column3 = 0.828470001767454 : aMatrix.Line3.Column4 = 0
'	aMatrix.Line4.Column1 = 0 : aMatrix.Line4.Column2 = 0 : aMatrix.Line4.Column3 = 0 : aMatrix.Line4.Column4 = 1

	oChart = getChartByName( "3D", aName )
	If Not IsNull( oChart ) Then
		Set oDiagram = oChart.firstDiagram
		Set aDataSeries = oDiagram.CoordinateSystems(0).ChartTypes(0).DataSeries
		oChart.lockControllers
		' flat shading
		oDiagram.D3DSceneShadeMode = com.sun.star.drawing.ShadeMode.FLAT
		' wall and floor
		oDiagram.Floor.FillColor = RGB( 40, 100, 180 )
		oDiagram.Wall.FillColor = RGB( 120, 80, 125 )
		' show lines/change shapes
		For i = LBound( aDataSeries ) To UBound( aDataSeries )
			aDataSeries(i).BorderStyle = com.sun.star.drawing.LineStyle.SOLID
			aDataSeries(i).Geometry3D = i Mod 4
		Next i
		' light source
		oDiagram.D3DSceneLightColor2 = RGB( 255, 23, 23 )
		' unrotate
'		oDiagram.D3DTransformMatrix = aMatrix
		oChart.unlockControllers
	Else
		Print "Chart """; aName; """ not found"
	End If
End Sub
</script:module>
</file>

<file path=Basic/Standard/Utils.xml><?xml version="1.0" encoding="utf-8"?>
<!DOCTYPE module  PUBLIC '-//OpenOffice.org//DTD OfficeDocument 1.0//EN'  'module.dtd'>
<script:module xmlns:script="http://openoffice.org/2000/script" script:name="Utils" script:language="StarBasic">REM  *****  BASIC  *****

Const aFileNameForDBGOutput As String = "/work/files/API/dbg.out"

Sub getAvailableServices( oObject As Object )
	aSeq = oObject.getAvailableServiceNames

	Open aFileNameForDBGOutput For Output As #1
	Print #1, "Available Service-Names:"
	Print #1
	For n = LBound( aSeq ) To UBound( aSeq )
		Print #1, "&lt;"; aSeq( n ); "&gt;"
	Next n
	
	Close #1
End Sub

Sub getObjectInfo( oObject As Object )
	aSeq = oObject.getSupportedServiceNames

	Open aFileNameForDBGOutput For Output As #1
	Print #1, "SupportedServiceNames:"
	Print #1
	For n = LBound( aSeq ) To UBound( aSeq )
		Print #1, "&lt;"; aSeq( n ); "&gt;"
	Next n
	Print #1
	Print #1, oObject.DBG_SupportedInterfaces
	Print #1
	Print #1, oObject.DBG_Methods
	Print #1
	Print #1, oObject.DBG_Properties
	
	Close #1
End Sub

Function getTableChartByName( aSheetName As String, aChartName As String ) As com.sun.star.table.TableChart
Dim oSheet As Object
Dim oChartCollection As Object

	oSheet = Thiscomponent.Sheets.getByName( aSheetName )
	If Not IsNull( oSheet ) Then
		oChartCollection = oSheet.Charts
	Else
		Print "Sheet """; aSheetName; """ not found"
		Exit Function
	End If

	If oChartCollection.HasByName( aChartName ) Then
		getTableChartByName = oChartCollection.getByName( aChartName )	'table.TableChart
	End If
End Function

Function getChartByName( aSheetName As String, aChartName As String ) As com.sun.star.chart.ChartDocument
	getChartByName = getTableChartByName( aSheetName, aChartName ).EmbeddedObject
End Function

Function createMainTitle( sText As String, fFontHeight As Single )
Dim oFormattedString As Object
Dim oTitle As Object
Dim aStrings(0) As Object
	
	Set oTitle = createUNOService( "com.sun.star.chart2.Title" )

	Set oFormattedString = createUNOService( "com.sun.star.chart2.FormattedString" )
	oFormattedString.String = sText
	oFormattedString.CharHeight = fFontHeight
	Set aStrings(0) = oFormattedString

	oTitle.Text = aStrings
	createMainTitle = oTitl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gend"/>
  <library:element library:name="CreateCharts"/>
  <library:element library:name="Pie"/>
  <library:element library:name="SymbolSize"/>
  <library:element library:name="Area"/>
  <library:element library:name="Utils"/>
  <library:element library:name="Axis"/>
  <library:element library:name="Statistics"/>
  <library:element library:name="ThreeD"/>
  <library:element library:name="SharedObjectDem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